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0.901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7.283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3.464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939cm"/>
    </style:style>
    <style:style style:name="co12" style:family="table-column">
      <style:table-column-properties fo:break-before="auto" style:column-width="2.48cm"/>
    </style:style>
    <style:style style:name="co13" style:family="table-column">
      <style:table-column-properties fo:break-before="auto" style:column-width="1.52cm"/>
    </style:style>
    <style:style style:name="co14" style:family="table-column">
      <style:table-column-properties fo:break-before="auto" style:column-width="1.473cm"/>
    </style:style>
    <style:style style:name="co15" style:family="table-column">
      <style:table-column-properties fo:break-before="auto" style:column-width="3.041cm"/>
    </style:style>
    <style:style style:name="co16" style:family="table-column">
      <style:table-column-properties fo:break-before="auto" style:column-width="2.048cm"/>
    </style:style>
    <style:style style:name="co17" style:family="table-column">
      <style:table-column-properties fo:break-before="auto" style:column-width="0.995cm"/>
    </style:style>
    <style:style style:name="co18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9.391cm"/>
    </style:style>
    <style:style style:name="co21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1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justify="auto"/>
      <style:paragraph-properties fo:text-align="center" css3t:text-justify="auto" fo:margin-left="0cm" style:writing-mode="page"/>
      <style:text-properties style:font-name="Trebuchet MS" fo:font-size="11pt" style:font-size-asian="11pt" style:font-size-complex="11pt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cm"/>
      <style:text-properties style:font-name="Trebuchet MS" fo:font-size="11pt" style:font-size-asian="11pt" style:font-size-complex="11pt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cm"/>
      <style:text-properties style:font-name="Trebuchet MS" fo:font-size="11pt" style:font-size-asian="11pt" style:font-size-complex="11pt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cm"/>
      <style:text-properties fo:color="#ff0000" style:font-name="Trebuchet MS" fo:font-size="11pt" style:font-size-asian="11pt" style:font-size-complex="11pt"/>
    </style:style>
    <style:style style:name="ce14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20" style:family="table-cell" style:parent-style-name="Default" style:data-style-name="N4">
      <style:table-cell-properties fo:background-color="transparent" fo:border="0.06pt solid #000000"/>
      <style:text-properties style:font-name="Trebuchet MS" fo:font-size="11pt" style:font-size-asian="11pt" style:font-size-complex="11pt"/>
    </style:style>
    <style:style style:name="ce21" style:family="table-cell" style:parent-style-name="Default" style:data-style-name="N4">
      <style:table-cell-properties style:diagonal-bl-tr="none" style:diagonal-tl-br="none" fo:background-color="transparent" fo:border="0.06pt solid #000000" style:rotation-align="none"/>
      <style:text-properties fo:color="#ff0000" style:font-name="Trebuchet MS" fo:font-size="11pt" style:font-size-asian="11pt" style:font-size-complex="11pt"/>
    </style:style>
    <style:style style:name="ce22" style:family="table-cell" style:parent-style-name="Default" style:data-style-name="N4">
      <style:text-properties style:font-name="Trebuchet MS" fo:font-size="11pt" style:font-size-asian="11pt" style:font-size-complex="11pt"/>
    </style:style>
    <style:style style:name="ce23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font-name="Trebuchet MS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rebuchet MS" fo:font-size="11pt" style:font-size-asian="11pt" style:font-size-complex="11pt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fo:color="#ff0000" style:font-name="Trebuchet MS" fo:font-size="11pt" style:font-size-asian="11pt" style:font-size-complex="11pt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5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15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5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32" style:family="table-cell" style:parent-style-name="Default" style:data-style-name="N115">
      <style:table-cell-properties fo:background-color="transparent" fo:border="0.06pt solid #000000"/>
      <style:text-properties style:font-name="Trebuchet MS" fo:font-size="11pt" style:font-size-asian="11pt" style:font-size-complex="11pt"/>
    </style:style>
    <style:style style:name="ce33" style:family="table-cell" style:parent-style-name="Default" style:data-style-name="N115">
      <style:table-cell-properties fo:background-color="transparent" fo:border="0.06pt solid #000000"/>
      <style:text-properties fo:color="#ff0000" style:font-name="Trebuchet MS" fo:font-size="11pt" style:font-size-asian="11pt" style:font-size-complex="11pt"/>
    </style:style>
    <style:style style:name="ce34" style:family="table-cell" style:parent-style-name="Default" style:data-style-name="N115">
      <style:table-cell-properties style:diagonal-bl-tr="none" style:diagonal-tl-br="none" fo:background-color="transparent" fo:border="0.06pt solid #000000" style:rotation-align="none"/>
      <style:text-properties fo:color="#ff0000" style:font-name="Trebuchet MS" fo:font-size="11pt" style:font-size-asian="11pt" style:font-size-complex="11pt"/>
    </style:style>
    <style:style style:name="ce35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transparent" fo:border="0.06pt solid #000000"/>
      <style:text-properties style:font-name="Trebuchet MS" fo:font-size="11pt" style:font-size-asian="11pt" style:font-size-complex="11pt"/>
    </style:style>
    <style:style style:name="ce37" style:family="table-cell" style:parent-style-name="Default">
      <style:table-cell-properties fo:background-color="transparent" fo:border="0.06pt solid #000000"/>
      <style:text-properties fo:color="#ff0000" style:font-name="Trebuchet MS" fo:font-size="11pt" style:font-size-asian="11pt" style:font-size-complex="11pt"/>
    </style:style>
    <style:style style:name="ce38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0000" style:font-name="Trebuchet MS" fo:font-size="11pt" style:font-size-asian="11pt" style:font-size-complex="11pt"/>
    </style:style>
    <style:style style:name="ce39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44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Trebuchet MS" fo:font-size="11pt" style:font-size-asian="11pt" style:font-size-complex="11pt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fo:color="#000000" style:font-name="Trebuchet MS" fo:font-size="11pt" style:font-size-asian="11pt" style:font-size-complex="11pt"/>
    </style:style>
    <style:style style:name="ce4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T1"/>
    </style:style>
    <style:style style:name="ce50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1" style:base-cell-address="Sheet1.T2"/>
    </style:style>
    <style:style style:name="ce5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transparent" style:rotation-align="none"/>
      <style:text-properties style:font-name="Trebuchet MS" fo:font-size="11pt" style:font-size-asian="11pt" style:font-size-complex="11pt"/>
    </style:style>
    <style:style style:name="ce53" style:family="table-cell" style:parent-style-name="Default">
      <style:table-cell-properties fo:background-color="transparent"/>
    </style:style>
    <style:style style:name="T1" style:family="text">
      <style:text-properties fo:color="#ff0000"/>
    </style:style>
    <style:style style:name="T2" style:family="text">
      <style:text-properties fo:color="#000000"/>
    </style:style>
  </office:automatic-styles>
  <office:body>
    <office:spreadsheet>
      <table:table table:name="Sheet1" table:style-name="ta1" table:print-ranges="Sheet1.F379:Sheet1.F379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7" table:default-cell-style-name="ce11"/>
        <table:table-column table:style-name="co8" table:default-cell-style-name="ce4"/>
        <table:table-column table:style-name="co9" table:default-cell-style-name="ce4"/>
        <table:table-column table:style-name="co10" table:default-cell-style-name="ce19"/>
        <table:table-column table:style-name="co11" table:default-cell-style-name="ce25"/>
        <table:table-column table:style-name="co12" table:default-cell-style-name="ce31"/>
        <table:table-column table:style-name="co13" table:default-cell-style-name="ce4"/>
        <table:table-column table:style-name="co14" table:default-cell-style-name="ce4"/>
        <table:table-column table:style-name="co15" table:default-cell-style-name="ce43"/>
        <table:table-column table:style-name="co16" table:default-cell-style-name="ce47"/>
        <table:table-column table:style-name="co17" table:number-columns-repeated="3" table:default-cell-style-name="ce4"/>
        <table:table-column table:style-name="co10" table:default-cell-style-name="ce4"/>
        <table:table-column table:style-name="co18" table:default-cell-style-name="ce4"/>
        <table:table-column table:style-name="co20" table:default-cell-style-name="ce4"/>
        <table:table-column table:style-name="co2" table:number-columns-repeated="1002" table:default-cell-style-name="ce52"/>
        <table:table-column table:style-name="co2" table:default-cell-style-name="ce53"/>
        <table:table-row table:style-name="ro2"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8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4" office:value-type="string" calcext:value-type="string">
            <text:p>Pays/Région</text:p>
          </table:table-cell>
          <table:table-cell table:style-name="ce17" office:value-type="string" calcext:value-type="string">
            <text:p>Quantité</text:p>
          </table:table-cell>
          <table:table-cell table:style-name="ce23" office:value-type="string" calcext:value-type="string">
            <text:p>Unité de poids / quantité</text:p>
          </table:table-cell>
          <table:table-cell table:style-name="ce29" office:value-type="string" calcext:value-type="string">
            <text:p>Prix unitaire / unité de compte Lt</text:p>
          </table:table-cell>
          <table:table-cell table:style-name="ce35" office:value-type="string" calcext:value-type="string">
            <text:p>Prix unitaire / unité de compte Sous</text:p>
          </table:table-cell>
          <table:table-cell table:style-name="ce35" office:value-type="string" calcext:value-type="string">
            <text:p>Prix unitaire / unité de compte Deniers</text:p>
          </table:table-cell>
          <table:table-cell table:style-name="ce40" office:value-type="string" calcext:value-type="string">
            <text:p>Prix unitaire en décimale de Lt</text:p>
          </table:table-cell>
          <table:table-cell table:style-name="ce44" office:value-type="string" calcext:value-type="string">
            <text:p>Valeur en livres tournois</text:p>
          </table:table-cell>
          <table:table-cell table:style-name="ce35" office:value-type="string" calcext:value-type="string">
            <text:p>valeur en sous</text:p>
          </table:table-cell>
          <table:table-cell table:style-name="ce35" office:value-type="string" calcext:value-type="string">
            <text:p>valeur en denier</text:p>
          </table:table-cell>
          <table:table-cell table:style-name="ce35" office:value-type="string" calcext:value-type="string">
            <text:p>Valeur en décimale de livre tournois</text:p>
          </table:table-cell>
          <table:table-cell table:style-name="ce35" office:value-type="string" calcext:value-type="string">
            <text:p>Valeur calculée</text:p>
          </table:table-cell>
          <table:table-cell table:style-name="ce49" office:value-type="string" calcext:value-type="string">
            <text:p>Différence</text:p>
          </table:table-cell>
          <table:table-cell table:style-name="ce23" office:value-type="string" calcext:value-type="string">
            <text:p>Remarques</text:p>
          </table:table-cell>
          <table:table-cell table:style-name="ce51" table:number-columns-repeated="1002"/>
          <table:table-cell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ffuts de can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18" office:value-type="float" office:value="68" calcext:value-type="float">
            <text:p>68,00</text:p>
          </table:table-cell>
          <table:table-cell table:style-name="ce24" office:value-type="string" calcext:value-type="string">
            <text:p>pièces</text:p>
          </table:table-cell>
          <table:table-cell table:style-name="ce30" office:value-type="float" office:value="15" calcext:value-type="float">
            <text:p>15,000</text:p>
          </table:table-cell>
          <table:table-cell table:style-name="ce18"/>
          <table:table-cell table:style-name="ce39"/>
          <table:table-cell table:style-name="ce41" table:formula="of:=[.K2]+([.L2]/20)+([.M2]/240)" office:value-type="float" office:value="15" calcext:value-type="float">
            <text:p>15,00000</text:p>
          </table:table-cell>
          <table:table-cell table:style-name="ce45"/>
          <table:table-cell table:style-name="ce18" table:number-columns-repeated="3"/>
          <table:table-cell table:style-name="ce18" table:formula="of:=[.I2]*[.N2]" office:value-type="float" office:value="1020" calcext:value-type="float">
            <text:p>1 020,00</text:p>
          </table:table-cell>
          <table:table-cell table:style-name="ce50"/>
          <table: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nch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18" office:value-type="float" office:value="10" calcext:value-type="float">
            <text:p>10,00</text:p>
          </table:table-cell>
          <table:table-cell table:style-name="ce24" office:value-type="string" calcext:value-type="string">
            <text:p>barils</text:p>
          </table:table-cell>
          <table:table-cell table:style-name="ce30" office:value-type="float" office:value="1" calcext:value-type="float">
            <text:p>1,000</text:p>
          </table:table-cell>
          <table:table-cell table:style-name="ce18" office:value-type="float" office:value="4" calcext:value-type="float">
            <text:p>4,00</text:p>
          </table:table-cell>
          <table:table-cell table:style-name="ce39"/>
          <table:table-cell table:style-name="ce41" table:formula="of:=[.K3]+([.L3]/20)+([.M3]/240)" office:value-type="float" office:value="1.2" calcext:value-type="float">
            <text:p>1,20000</text:p>
          </table:table-cell>
          <table:table-cell table:style-name="ce45"/>
          <table:table-cell table:style-name="ce18" table:number-columns-repeated="3"/>
          <table:table-cell table:style-name="ce18" table:formula="of:=[.I3]*[.N3]" office:value-type="float" office:value="12" calcext:value-type="float">
            <text:p>12,00</text:p>
          </table:table-cell>
          <table:table-cell table:style-name="ce50"/>
          <table: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18" office:value-type="float" office:value="10" calcext:value-type="float">
            <text:p>10,00</text:p>
          </table:table-cell>
          <table:table-cell table:style-name="ce24" office:value-type="string" calcext:value-type="string">
            <text:p>en nombre</text:p>
          </table:table-cell>
          <table:table-cell table:style-name="ce30" office:value-type="float" office:value="100" calcext:value-type="float">
            <text:p>100,000</text:p>
          </table:table-cell>
          <table:table-cell table:style-name="ce18"/>
          <table:table-cell table:style-name="ce39"/>
          <table:table-cell table:style-name="ce41" table:formula="of:=[.K4]+([.L4]/20)+([.M4]/240)" office:value-type="float" office:value="100" calcext:value-type="float">
            <text:p>100,00000</text:p>
          </table:table-cell>
          <table:table-cell table:style-name="ce45"/>
          <table:table-cell table:style-name="ce18" table:number-columns-repeated="3"/>
          <table:table-cell table:style-name="ce18" table:formula="of:=[.I4]*[.N4]" office:value-type="float" office:value="1000" calcext:value-type="float">
            <text:p>1 000,00</text:p>
          </table:table-cell>
          <table:table-cell table:style-name="ce50"/>
          <table: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rils vi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18" office:value-type="float" office:value="20" calcext:value-type="float">
            <text:p>20,00</text:p>
          </table:table-cell>
          <table:table-cell table:style-name="ce24" office:value-type="string" calcext:value-type="string">
            <text:p>en nombre</text:p>
          </table:table-cell>
          <table:table-cell table:style-name="ce30"/>
          <table:table-cell table:style-name="ce18" office:value-type="float" office:value="10" calcext:value-type="float">
            <text:p>10,00</text:p>
          </table:table-cell>
          <table:table-cell table:style-name="ce39"/>
          <table:table-cell table:style-name="ce41" table:formula="of:=[.K5]+([.L5]/20)+([.M5]/240)" office:value-type="float" office:value="0.5" calcext:value-type="float">
            <text:p>0,50000</text:p>
          </table:table-cell>
          <table:table-cell table:style-name="ce45"/>
          <table:table-cell table:style-name="ce18" table:number-columns-repeated="3"/>
          <table:table-cell table:style-name="ce18" table:formula="of:=[.I5]*[.N5]" office:value-type="float" office:value="10" calcext:value-type="float">
            <text:p>10,00</text:p>
          </table:table-cell>
          <table:table-cell table:style-name="ce50"/>
          <table:table-cell table:style-name="ce2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œuf <text:span text:style-name="T1">sallé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18" office:value-type="float" office:value="2289" calcext:value-type="float">
            <text:p>2 289,00</text:p>
          </table:table-cell>
          <table:table-cell table:style-name="ce24" office:value-type="string" calcext:value-type="string">
            <text:p>barils</text:p>
          </table:table-cell>
          <table:table-cell table:style-name="ce30" office:value-type="float" office:value="25" calcext:value-type="float">
            <text:p>25,000</text:p>
          </table:table-cell>
          <table:table-cell table:style-name="ce18"/>
          <table:table-cell table:style-name="ce39"/>
          <table:table-cell table:style-name="ce41" table:formula="of:=[.K6]+([.L6]/20)+([.M6]/240)" office:value-type="float" office:value="25" calcext:value-type="float">
            <text:p>25,00000</text:p>
          </table:table-cell>
          <table:table-cell table:style-name="ce45"/>
          <table:table-cell table:style-name="ce18" table:number-columns-repeated="3"/>
          <table:table-cell table:style-name="ce18" table:formula="of:=[.I6]*[.N6]" office:value-type="float" office:value="57225" calcext:value-type="float">
            <text:p>57 225,00</text:p>
          </table:table-cell>
          <table:table-cell table:style-name="ce50"/>
          <table:table-cell table:style-name="ce2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œuf <text:span text:style-name="T1">sallé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953" calcext:value-type="float">
            <text:p>953,00</text:p>
          </table:table-cell>
          <table:table-cell office:value-type="string" calcext:value-type="string">
            <text:p>tierçons</text:p>
          </table:table-cell>
          <table:table-cell office:value-type="float" office:value="36" calcext:value-type="float">
            <text:p>36,000</text:p>
          </table:table-cell>
          <table:table-cell table:style-name="ce36" table:number-columns-repeated="2"/>
          <table:table-cell table:style-name="ce41" table:formula="of:=[.K7]+([.L7]/20)+([.M7]/240)" office:value-type="float" office:value="36" calcext:value-type="float">
            <text:p>36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7]*[.N7]" office:value-type="float" office:value="34308" calcext:value-type="float">
            <text:p>34 308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eurre <text:span text:style-name="T1">sallé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frequins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8]+([.L8]/20)+([.M8]/240)" office:value-type="float" office:value="20" calcext:value-type="float">
            <text:p>2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8]*[.N8]" office:value-type="float" office:value="14000" calcext:value-type="float">
            <text:p>14 00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eurre <text:span text:style-name="T1">sallé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0825" calcext:value-type="float">
            <text:p>30 825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table:style-name="ce36"/>
          <table:table-cell table:style-name="ce41" table:formula="of:=[.K9]+([.L9]/20)+([.M9]/240)" office:value-type="float" office:value="0.25" calcext:value-type="float">
            <text:p>0,2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9]*[.N9]" office:value-type="float" office:value="7706.25" calcext:value-type="float">
            <text:p>7 706,25</text:p>
          </table:table-cell>
          <table:table-cell/>
          <table:table-cell table:style-name="ce36" office:value-type="string" calcext:value-type="string">
            <text:p>Quantités difficilement lisible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341" calcext:value-type="float">
            <text:p>1 341,00</text:p>
          </table:table-cell>
          <table:table-cell office:value-type="string" calcext:value-type="string">
            <text:p>boisseaux</text:p>
          </table:table-cell>
          <table:table-cell table:style-name="ce33" office:value-type="float" office:value="15" calcext:value-type="float">
            <text:p>15,000</text:p>
          </table:table-cell>
          <table:table-cell/>
          <table:table-cell table:style-name="ce36"/>
          <table:table-cell table:style-name="ce41" table:formula="of:=[.K10]+([.L10]/20)+([.M10]/240)" office:value-type="float" office:value="15" calcext:value-type="float">
            <text:p>15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0]*[.N10]" office:value-type="float" office:value="20115" calcext:value-type="float">
            <text:p>20 11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tonneaux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11]+([.L11]/20)+([.M11]/240)" office:value-type="float" office:value="20" calcext:value-type="float">
            <text:p>2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1]*[.N11]" office:value-type="float" office:value="3000" calcext:value-type="float">
            <text:p>3 0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lets de can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tonneaux</text:p>
          </table:table-cell>
          <table:table-cell table:style-name="ce32"/>
          <table:table-cell table:style-name="ce36" office:value-type="float" office:value="15" calcext:value-type="float">
            <text:p>15</text:p>
          </table:table-cell>
          <table:table-cell table:style-name="ce36"/>
          <table:table-cell table:style-name="ce41" table:formula="of:=[.K12]+([.L12]/20)+([.M12]/240)" office:value-type="float" office:value="0.75" calcext:value-type="float">
            <text:p>0,7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2]*[.N12]" office:value-type="float" office:value="22.5" calcext:value-type="float">
            <text:p>22,50</text:p>
          </table:table-cell>
          <table:table-cell/>
          <table:table-cell office:value-type="string" calcext:value-type="string">
            <text:p>"15 sous pièce" mais combien de boulets par tonneaux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rre de bœ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06" calcext:value-type="float">
            <text:p>106,00</text:p>
          </table:table-cell>
          <table:table-cell office:value-type="string" calcext:value-type="string">
            <text:p>Livres</text:p>
          </table:table-cell>
          <table:table-cell table:style-name="ce34" office:value-type="float" office:value="0.05" calcext:value-type="float">
            <text:p>0,050</text:p>
          </table:table-cell>
          <table:table-cell table:style-name="ce36" table:number-columns-repeated="2"/>
          <table:table-cell table:style-name="ce41" table:formula="of:=[.K13]+([.L13]/20)+([.M13]/240)" office:value-type="float" office:value="0.05" calcext:value-type="float">
            <text:p>0,0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3]*[.N13]" office:value-type="float" office:value="5.3" calcext:value-type="float">
            <text:p>5,3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ons de fer de 4 livres de ba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43" calcext:value-type="float">
            <text:p>343,00</text:p>
          </table:table-cell>
          <table:table-cell table:style-name="ce26" office:value-type="string" calcext:value-type="string">
            <text:p>pièces</text:p>
          </table:table-cell>
          <table:table-cell/>
          <table:table-cell table:style-name="ce37" office:value-type="float" office:value="12" calcext:value-type="float">
            <text:p>12</text:p>
          </table:table-cell>
          <table:table-cell table:style-name="ce36"/>
          <table:table-cell table:style-name="ce41" table:formula="of:=[.K14]+([.L14]/20)+([.M14]/240)" office:value-type="float" office:value="0.6" calcext:value-type="float">
            <text:p>0,60000</text:p>
          </table:table-cell>
          <table:table-cell table:style-name="ce46" office:value-type="float" office:value="200" calcext:value-type="float">
            <text:p>200</text:p>
          </table:table-cell>
          <table:table-cell table:style-name="ce36"/>
          <table:table-cell table:number-columns-repeated="2"/>
          <table:table-cell table:style-name="ce18" table:formula="of:=[.I14]*[.N14]" office:value-type="float" office:value="205.8" calcext:value-type="float">
            <text:p>205,8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raffes de v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8" calcext:value-type="float">
            <text:p>8,00</text:p>
          </table:table-cell>
          <table:table-cell table:style-name="ce26" office:value-type="string" calcext:value-type="string">
            <text:p>pièces</text:p>
          </table:table-cell>
          <table:table-cell table:style-name="ce32"/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15]+([.L15]/20)+([.M15]/240)" office:value-type="float" office:value="0.5" calcext:value-type="float">
            <text:p>0,5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5]*[.N15]" office:value-type="float" office:value="4" calcext:value-type="float">
            <text:p>4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delles moullé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oites</text:p>
          </table:table-cell>
          <table:table-cell table:style-name="ce32" office:value-type="float" office:value="72" calcext:value-type="float">
            <text:p>72,000</text:p>
          </table:table-cell>
          <table:table-cell/>
          <table:table-cell table:style-name="ce36"/>
          <table:table-cell table:style-name="ce41" table:formula="of:=[.K16]+([.L16]/20)+([.M16]/240)" office:value-type="float" office:value="72" calcext:value-type="float">
            <text:p>72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6]*[.N16]" office:value-type="float" office:value="864" calcext:value-type="float">
            <text:p>864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delles moullé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800" calcext:value-type="float">
            <text:p>1 800,00</text:p>
          </table:table-cell>
          <table:table-cell table:style-name="ce26" office:value-type="string" calcext:value-type="string">
            <text:p>Livres</text:p>
          </table:table-cell>
          <table:table-cell table:style-name="ce32"/>
          <table:table-cell office:value-type="float" office:value="9" calcext:value-type="float">
            <text:p>9</text:p>
          </table:table-cell>
          <table:table-cell table:style-name="ce36"/>
          <table:table-cell table:style-name="ce41" table:formula="of:=[.K17]+([.L17]/20)+([.M17]/240)" office:value-type="float" office:value="0.45" calcext:value-type="float">
            <text:p>0,4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7]*[.N17]" office:value-type="float" office:value="810" calcext:value-type="float">
            <text:p>81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1" office:value-type="float" office:value="80000" calcext:value-type="float">
            <text:p>80 00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 table:style-name="ce36"/>
          <table:table-cell table:style-name="ce41" table:formula="of:=[.K18]+([.L18]/20)+([.M18]/240)" office:value-type="float" office:value="0.2" calcext:value-type="float">
            <text:p>0,2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8]*[.N18]" office:value-type="float" office:value="16000" calcext:value-type="float">
            <text:p>16 00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hardon</text:span> de t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120" calcext:value-type="float">
            <text:p>3 120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style-name="ce36" table:number-columns-repeated="2"/>
          <table:table-cell table:style-name="ce41" table:formula="of:=[.K19]+([.L19]/20)+([.M19]/240)" office:value-type="float" office:value="6" calcext:value-type="float">
            <text:p>6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9]*[.N19]" office:value-type="float" office:value="18720" calcext:value-type="float">
            <text:p>18 72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hardon</text:span> de t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51" calcext:value-type="float">
            <text:p>251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style-name="ce36" table:number-columns-repeated="2"/>
          <table:table-cell table:style-name="ce41" table:formula="of:=[.K20]+([.L20]/20)+([.M20]/240)" office:value-type="float" office:value="10" calcext:value-type="float">
            <text:p>1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0]*[.N20]" office:value-type="float" office:value="2510" calcext:value-type="float">
            <text:p>2 51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hardon</text:span> de t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281" calcext:value-type="float">
            <text:p>1 281,00</text:p>
          </table:table-cell>
          <table:table-cell office:value-type="string" calcext:value-type="string">
            <text:p>juttes</text:p>
          </table:table-cell>
          <table:table-cell table:style-name="ce32"/>
          <table:table-cell table:style-name="ce36" table:number-columns-repeated="2"/>
          <table:table-cell table:style-name="ce41" table:formula="of:=[.K21]+([.L21]/20)+([.M21]/240)" office:value-type="float" office:value="0" calcext:value-type="float">
            <text:p>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1]*[.N21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hardon</text:span> de t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2" office:value-type="float" office:value="186.5" calcext:value-type="float">
            <text:p>186,50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0</text:p>
          </table:table-cell>
          <table:table-cell table:style-name="ce36" table:number-columns-repeated="2"/>
          <table:table-cell table:style-name="ce41" table:formula="of:=[.K22]+([.L22]/20)+([.M22]/240)" office:value-type="float" office:value="40" calcext:value-type="float">
            <text:p>4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2]*[.N22]" office:value-type="float" office:value="7460" calcext:value-type="float">
            <text:p>7 460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hardon</text:span> de t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85250" calcext:value-type="float">
            <text:p>185 250,00</text:p>
          </table:table-cell>
          <table:table-cell office:value-type="string" calcext:value-type="string">
            <text:p>Livres</text:p>
          </table:table-cell>
          <table:table-cell office:value-type="float" office:value="0.04" calcext:value-type="float">
            <text:p>0,040</text:p>
          </table:table-cell>
          <table:table-cell table:style-name="ce36" table:number-columns-repeated="2"/>
          <table:table-cell table:style-name="ce41" table:formula="of:=[.K23]+([.L23]/20)+([.M23]/240)" office:value-type="float" office:value="0.04" calcext:value-type="float">
            <text:p>0,04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3]*[.N23]" office:value-type="float" office:value="7410" calcext:value-type="float">
            <text:p>7 41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934" calcext:value-type="float">
            <text:p>2 934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style-name="ce36" table:number-columns-repeated="2"/>
          <table:table-cell table:style-name="ce41" table:formula="of:=[.K24]+([.L24]/20)+([.M24]/240)" office:value-type="float" office:value="2" calcext:value-type="float">
            <text:p>2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4]*[.N24]" office:value-type="float" office:value="5868" calcext:value-type="float">
            <text:p>5 868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rd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 office:value-type="float" office:value="0.28" calcext:value-type="float">
            <text:p>0,280</text:p>
          </table:table-cell>
          <table:table-cell table:style-name="ce36" table:number-columns-repeated="2"/>
          <table:table-cell table:style-name="ce41" table:formula="of:=[.K25]+([.L25]/20)+([.M25]/240)" office:value-type="float" office:value="0.28" calcext:value-type="float">
            <text:p>0,28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5]*[.N25]" office:value-type="float" office:value="1680" calcext:value-type="float">
            <text:p>1 6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Creuse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oucauds</text:p>
          </table:table-cell>
          <table:table-cell office:value-type="float" office:value="50" calcext:value-type="float">
            <text:p>50,000</text:p>
          </table:table-cell>
          <table:table-cell table:style-name="ce36" table:number-columns-repeated="2"/>
          <table:table-cell table:style-name="ce41" table:formula="of:=[.K26]+([.L26]/20)+([.M26]/240)" office:value-type="float" office:value="50" calcext:value-type="float">
            <text:p>5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6]*[.N26]" office:value-type="float" office:value="100" calcext:value-type="float">
            <text:p>1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uir de bœ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401" calcext:value-type="float">
            <text:p>401,00</text:p>
          </table:table-cell>
          <table:table-cell table:style-name="ce26" office:value-type="string" calcext:value-type="string">
            <text:p>pièces</text:p>
          </table:table-cell>
          <table:table-cell table:style-name="ce32" office:value-type="float" office:value="21" calcext:value-type="float">
            <text:p>21,000</text:p>
          </table:table-cell>
          <table:table-cell table:style-name="ce36" table:number-columns-repeated="2"/>
          <table:table-cell table:style-name="ce41" table:formula="of:=[.K27]+([.L27]/20)+([.M27]/240)" office:value-type="float" office:value="21" calcext:value-type="float">
            <text:p>21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7]*[.N27]" office:value-type="float" office:value="8421" calcext:value-type="float">
            <text:p>8 421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Dra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6" calcext:value-type="float">
            <text:p>6,000</text:p>
          </table:table-cell>
          <table:table-cell table:style-name="ce36" table:number-columns-repeated="2"/>
          <table:table-cell table:style-name="ce41" table:formula="of:=[.K28]+([.L28]/20)+([.M28]/240)" office:value-type="float" office:value="6" calcext:value-type="float">
            <text:p>6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8]*[.N28]" office:value-type="float" office:value="6" calcext:value-type="float">
            <text:p>6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farin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57007" calcext:value-type="float">
            <text:p>57 007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table:style-name="ce36"/>
          <table:table-cell table:style-name="ce41" table:formula="of:=[.K29]+([.L29]/20)+([.M29]/240)" office:value-type="float" office:value="0.15" calcext:value-type="float">
            <text:p>0,1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9]*[.N29]" office:value-type="float" office:value="8551.05" calcext:value-type="float">
            <text:p>8 551,0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</text:p>
          </table:table-cell>
          <table:table-cell table:style-name="ce32" office:value-type="float" office:value="600" calcext:value-type="float">
            <text:p>600,000</text:p>
          </table:table-cell>
          <table:table-cell table:style-name="ce36" table:number-columns-repeated="2"/>
          <table:table-cell table:style-name="ce41" table:formula="of:=[.K30]+([.L30]/20)+([.M30]/240)" office:value-type="float" office:value="600" calcext:value-type="float">
            <text:p>600,00000</text:p>
          </table:table-cell>
          <table:table-cell table:style-name="ce46" office:value-type="float" office:value="600" calcext:value-type="float">
            <text:p>600</text:p>
          </table:table-cell>
          <table:table-cell table:style-name="ce36"/>
          <table:table-cell table:number-columns-repeated="2"/>
          <table:table-cell table:style-name="ce18" table:formula="of:=[.I30]*[.N30]" office:value-type="float" office:value="600" calcext:value-type="float">
            <text:p>600,00</text:p>
          </table:table-cell>
          <table:table-cell/>
          <table:table-cell office:value-type="string" calcext:value-type="string">
            <text:p>valeur de 600 l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4050" calcext:value-type="float">
            <text:p>4 050,00</text:p>
          </table:table-cell>
          <table:table-cell table:style-name="ce26" office:value-type="string" calcext:value-type="string">
            <text:p>Livres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table:style-name="ce36"/>
          <table:table-cell table:style-name="ce41" table:formula="of:=[.K31]+([.L31]/20)+([.M31]/240)" office:value-type="float" office:value="0.3" calcext:value-type="float">
            <text:p>0,3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1]*[.N31]" office:value-type="float" office:value="1215" calcext:value-type="float">
            <text:p>1 21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 de</text:p>
          </table:table-cell>
          <table:table-cell table:style-name="ce32" office:value-type="float" office:value="40" calcext:value-type="float">
            <text:p>40,000</text:p>
          </table:table-cell>
          <table:table-cell table:style-name="ce36" table:number-columns-repeated="2"/>
          <table:table-cell table:style-name="ce41" table:formula="of:=[.K32]+([.L32]/20)+([.M32]/240)" office:value-type="float" office:value="40" calcext:value-type="float">
            <text:p>40,00000</text:p>
          </table:table-cell>
          <table:table-cell table:style-name="ce46" office:value-type="float" office:value="40" calcext:value-type="float">
            <text:p>40</text:p>
          </table:table-cell>
          <table:table-cell table:style-name="ce36"/>
          <table:table-cell table:number-columns-repeated="2"/>
          <table:table-cell table:style-name="ce18" table:formula="of:=[.I32]*[.N32]" office:value-type="float" office:value="40" calcext:value-type="float">
            <text:p>40,00</text:p>
          </table:table-cell>
          <table:table-cell/>
          <table:table-cell office:value-type="string" calcext:value-type="string">
            <text:p>valeur de 40 livre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raisse de por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table:style-name="ce34" office:value-type="float" office:value="5" calcext:value-type="float">
            <text:p>5,000</text:p>
          </table:table-cell>
          <table:table-cell table:style-name="ce36" table:number-columns-repeated="2"/>
          <table:table-cell table:style-name="ce41" table:formula="of:=[.K33]+([.L33]/20)+([.M33]/240)" office:value-type="float" office:value="5" calcext:value-type="float">
            <text:p>5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3]*[.N33]" office:value-type="float" office:value="15" calcext:value-type="float">
            <text:p>15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huille</text:span> de l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riques</text:p>
          </table:table-cell>
          <table:table-cell office:value-type="float" office:value="150" calcext:value-type="float">
            <text:p>150,000</text:p>
          </table:table-cell>
          <table:table-cell table:style-name="ce36" table:number-columns-repeated="2"/>
          <table:table-cell table:style-name="ce41" table:formula="of:=[.K34]+([.L34]/20)+([.M34]/240)" office:value-type="float" office:value="150" calcext:value-type="float">
            <text:p>15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4]*[.N34]" office:value-type="float" office:value="900" calcext:value-type="float">
            <text:p>900,00</text:p>
          </table:table-cell>
          <table:table-cell/>
          <table:table-cell table:style-name="ce36" office:value-type="string" calcext:value-type="string">
            <text:p>barrique de 800 livres poids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huille </text:span>de poiss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30" calcext:value-type="float">
            <text:p>30,000</text:p>
          </table:table-cell>
          <table:table-cell table:style-name="ce36" table:number-columns-repeated="2"/>
          <table:table-cell table:style-name="ce41" table:formula="of:=[.K35]+([.L35]/20)+([.M35]/240)" office:value-type="float" office:value="30" calcext:value-type="float">
            <text:p>3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5]*[.N35]" office:value-type="float" office:value="30" calcext:value-type="float">
            <text:p>30,00</text:p>
          </table:table-cell>
          <table:table-cell/>
          <table:table-cell table:style-name="ce36" office:value-type="string" calcext:value-type="string">
            <text:p>barril de 266 livres poids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huille </text:span>de poiss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barriques</text:p>
          </table:table-cell>
          <table:table-cell office:value-type="float" office:value="140" calcext:value-type="float">
            <text:p>140,000</text:p>
          </table:table-cell>
          <table:table-cell table:style-name="ce36" table:number-columns-repeated="2"/>
          <table:table-cell table:style-name="ce41" table:formula="of:=[.K36]+([.L36]/20)+([.M36]/240)" office:value-type="float" office:value="140" calcext:value-type="float">
            <text:p>14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6]*[.N36]" office:value-type="float" office:value="5180" calcext:value-type="float">
            <text:p>5 18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lainne</text:span> fill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123" calcext:value-type="float">
            <text:p>1 123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37]+([.L37]/20)+([.M37]/240)" office:value-type="float" office:value="2.5" calcext:value-type="float">
            <text:p>2,5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7]*[.N37]" office:value-type="float" office:value="2807.5" calcext:value-type="float">
            <text:p>2 807,5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lainne</text:span> non fill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38]+([.L38]/20)+([.M38]/240)" office:value-type="float" office:value="1.5" calcext:value-type="float">
            <text:p>1,5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8]*[.N38]" office:value-type="float" office:value="142.5" calcext:value-type="float">
            <text:p>142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ngue de bœ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</text:p>
          </table:table-cell>
          <table:table-cell office:value-type="float" office:value="30" calcext:value-type="float">
            <text:p>30,000</text:p>
          </table:table-cell>
          <table:table-cell table:style-name="ce36" table:number-columns-repeated="2"/>
          <table:table-cell table:style-name="ce41" table:formula="of:=[.K39]+([.L39]/20)+([.M39]/240)" office:value-type="float" office:value="30" calcext:value-type="float">
            <text:p>3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9]*[.N39]" office:value-type="float" office:value="300" calcext:value-type="float">
            <text:p>300,00</text:p>
          </table:table-cell>
          <table:table-cell/>
          <table:table-cell office:value-type="string" calcext:value-type="string">
            <text:p>type de monnaie non précisé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ngue de bœ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frequins</text:p>
          </table:table-cell>
          <table:table-cell office:value-type="float" office:value="30" calcext:value-type="float">
            <text:p>30,000</text:p>
          </table:table-cell>
          <table:table-cell table:style-name="ce36" table:number-columns-repeated="2"/>
          <table:table-cell table:style-name="ce41" table:formula="of:=[.K40]+([.L40]/20)+([.M40]/240)" office:value-type="float" office:value="30" calcext:value-type="float">
            <text:p>3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0]*[.N40]" office:value-type="float" office:value="90" calcext:value-type="float">
            <text:p>90,00</text:p>
          </table:table-cell>
          <table:table-cell/>
          <table:table-cell office:value-type="string" calcext:value-type="string">
            <text:p>type de monnaie non précisé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riques</text:p>
          </table:table-cell>
          <table:table-cell office:value-type="float" office:value="150" calcext:value-type="float">
            <text:p>150,000</text:p>
          </table:table-cell>
          <table:table-cell table:style-name="ce36" table:number-columns-repeated="2"/>
          <table:table-cell table:style-name="ce41" table:formula="of:=[.K41]+([.L41]/20)+([.M41]/240)" office:value-type="float" office:value="150" calcext:value-type="float">
            <text:p>15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1]*[.N41]" office:value-type="float" office:value="3000" calcext:value-type="float">
            <text:p>3 0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frequins</text:p>
          </table:table-cell>
          <table:table-cell office:value-type="float" office:value="60" calcext:value-type="float">
            <text:p>60,000</text:p>
          </table:table-cell>
          <table:table-cell table:style-name="ce36" table:number-columns-repeated="2"/>
          <table:table-cell table:style-name="ce41" table:formula="of:=[.K42]+([.L42]/20)+([.M42]/240)" office:value-type="float" office:value="60" calcext:value-type="float">
            <text:p>6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2]*[.N42]" office:value-type="float" office:value="840" calcext:value-type="float">
            <text:p>84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e <text:span text:style-name="T1">d'huille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 de</text:p>
          </table:table-cell>
          <table:table-cell table:style-name="ce32" office:value-type="float" office:value="15" calcext:value-type="float">
            <text:p>15,000</text:p>
          </table:table-cell>
          <table:table-cell table:style-name="ce36" table:number-columns-repeated="2"/>
          <table:table-cell table:style-name="ce41" table:formula="of:=[.K43]+([.L43]/20)+([.M43]/240)" office:value-type="float" office:value="15" calcext:value-type="float">
            <text:p>15,00000</text:p>
          </table:table-cell>
          <table:table-cell table:style-name="ce46" office:value-type="float" office:value="15" calcext:value-type="float">
            <text:p>15</text:p>
          </table:table-cell>
          <table:table-cell table:style-name="ce36"/>
          <table:table-cell table:number-columns-repeated="2"/>
          <table:table-cell table:style-name="ce18" table:formula="of:=[.I43]*[.N43]" office:value-type="float" office:value="15" calcext:value-type="float">
            <text:p>15,00</text:p>
          </table:table-cell>
          <table:table-cell/>
          <table:table-cell office:value-type="string" calcext:value-type="string">
            <text:p>valeur de 15 Lt cy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quereaux <text:span text:style-name="T1">sallés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baril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44]+([.L44]/20)+([.M44]/240)" office:value-type="float" office:value="20" calcext:value-type="float">
            <text:p>2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4]*[.N44]" office:value-type="float" office:value="1680" calcext:value-type="float">
            <text:p>1 6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u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style-name="ce36" table:number-columns-repeated="2"/>
          <table:table-cell table:style-name="ce41" table:formula="of:=[.K45]+([.L45]/20)+([.M45]/240)" office:value-type="float" office:value="120" calcext:value-type="float">
            <text:p>12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5]*[.N45]" office:value-type="float" office:value="600" calcext:value-type="float">
            <text:p>60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2">Moelle </text:span>de bœ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 de</text:p>
          </table:table-cell>
          <table:table-cell table:style-name="ce32" office:value-type="float" office:value="40" calcext:value-type="float">
            <text:p>40,000</text:p>
          </table:table-cell>
          <table:table-cell table:style-name="ce36" table:number-columns-repeated="2"/>
          <table:table-cell table:style-name="ce41" table:formula="of:=[.K46]+([.L46]/20)+([.M46]/240)" office:value-type="float" office:value="40" calcext:value-type="float">
            <text:p>40,00000</text:p>
          </table:table-cell>
          <table:table-cell table:style-name="ce46" office:value-type="float" office:value="40" calcext:value-type="float">
            <text:p>40</text:p>
          </table:table-cell>
          <table:table-cell table:style-name="ce36"/>
          <table:table-cell table:number-columns-repeated="2"/>
          <table:table-cell table:style-name="ce18" table:formula="of:=[.I46]*[.N46]" office:value-type="float" office:value="40" calcext:value-type="float">
            <text:p>40,00</text:p>
          </table:table-cell>
          <table:table-cell/>
          <table:table-cell office:value-type="string" calcext:value-type="string">
            <text:p>valeur de 4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5500" calcext:value-type="float">
            <text:p>5 500,00</text:p>
          </table:table-cell>
          <table:table-cell office:value-type="string" calcext:value-type="string">
            <text:p>Livres</text:p>
          </table:table-cell>
          <table:table-cell table:style-name="ce32" office:value-type="float" office:value="0.25" calcext:value-type="float">
            <text:p>0,250</text:p>
          </table:table-cell>
          <table:table-cell table:style-name="ce36" table:number-columns-repeated="2"/>
          <table:table-cell table:style-name="ce41" table:formula="of:=[.K47]+([.L47]/20)+([.M47]/240)" office:value-type="float" office:value="0.25" calcext:value-type="float">
            <text:p>0,2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7]*[.N47]" office:value-type="float" office:value="1375" calcext:value-type="float">
            <text:p>1 3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 de</text:p>
          </table:table-cell>
          <table:table-cell table:style-name="ce32" office:value-type="float" office:value="200" calcext:value-type="float">
            <text:p>200,000</text:p>
          </table:table-cell>
          <table:table-cell table:style-name="ce36" table:number-columns-repeated="2"/>
          <table:table-cell table:style-name="ce41" table:formula="of:=[.K48]+([.L48]/20)+([.M48]/240)" office:value-type="float" office:value="200" calcext:value-type="float">
            <text:p>200,00000</text:p>
          </table:table-cell>
          <table:table-cell table:style-name="ce46" office:value-type="float" office:value="200" calcext:value-type="float">
            <text:p>200</text:p>
          </table:table-cell>
          <table:table-cell table:style-name="ce36"/>
          <table:table-cell table:number-columns-repeated="2"/>
          <table:table-cell table:style-name="ce18" table:formula="of:=[.I48]*[.N48]" office:value-type="float" office:value="200" calcext:value-type="float">
            <text:p>200,00</text:p>
          </table:table-cell>
          <table:table-cell/>
          <table:table-cell office:value-type="string" calcext:value-type="string">
            <text:p>valeur de 20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cre jau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440" calcext:value-type="float">
            <text:p>440,00</text:p>
          </table:table-cell>
          <table:table-cell office:value-type="string" calcext:value-type="string">
            <text:p>Livres</text:p>
          </table:table-cell>
          <table:table-cell office:value-type="float" office:value="0.05" calcext:value-type="float">
            <text:p>0,050</text:p>
          </table:table-cell>
          <table:table-cell table:style-name="ce36" table:number-columns-repeated="2"/>
          <table:table-cell table:style-name="ce41" table:formula="of:=[.K49]+([.L49]/20)+([.M49]/240)" office:value-type="float" office:value="0.05" calcext:value-type="float">
            <text:p>0,0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9]*[.N49]" office:value-type="float" office:value="22" calcext:value-type="float">
            <text:p>22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atatt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 de</text:p>
          </table:table-cell>
          <table:table-cell office:value-type="float" office:value="4" calcext:value-type="float">
            <text:p>4,000</text:p>
          </table:table-cell>
          <table:table-cell table:style-name="ce36" table:number-columns-repeated="2"/>
          <table:table-cell table:style-name="ce41" table:formula="of:=[.K50]+([.L50]/20)+([.M50]/240)" office:value-type="float" office:value="4" calcext:value-type="float">
            <text:p>4,00000</text:p>
          </table:table-cell>
          <table:table-cell table:style-name="ce46" office:value-type="float" office:value="4" calcext:value-type="float">
            <text:p>4</text:p>
          </table:table-cell>
          <table:table-cell table:style-name="ce36"/>
          <table:table-cell table:number-columns-repeated="2"/>
          <table:table-cell table:style-name="ce18" table:formula="of:=[.I50]*[.N50]" office:value-type="float" office:value="4" calcext:value-type="float">
            <text:p>4,00</text:p>
          </table:table-cell>
          <table:table-cell/>
          <table:table-cell office:value-type="string" calcext:value-type="string">
            <text:p>valeur de 4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aume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392" calcext:value-type="float">
            <text:p>1 392,00</text:p>
          </table:table-cell>
          <table:table-cell office:value-type="string" calcext:value-type="string">
            <text:p>boisseaux</text:p>
          </table:table-cell>
          <table:table-cell office:value-type="float" office:value="3" calcext:value-type="float">
            <text:p>3,000</text:p>
          </table:table-cell>
          <table:table-cell table:style-name="ce36" table:number-columns-repeated="2"/>
          <table:table-cell table:style-name="ce41" table:formula="of:=[.K51]+([.L51]/20)+([.M51]/240)" office:value-type="float" office:value="3" calcext:value-type="float">
            <text:p>3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1]*[.N51]" office:value-type="float" office:value="4176" calcext:value-type="float">
            <text:p>4 176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grosse</text:p>
          </table:table-cell>
          <table:table-cell table:style-name="ce32"/>
          <table:table-cell office:value-type="float" office:value="45" calcext:value-type="float">
            <text:p>45</text:p>
          </table:table-cell>
          <table:table-cell table:style-name="ce36"/>
          <table:table-cell table:style-name="ce41" table:formula="of:=[.K52]+([.L52]/20)+([.M52]/240)" office:value-type="float" office:value="2.25" calcext:value-type="float">
            <text:p>2,25000</text:p>
          </table:table-cell>
          <table:table-cell/>
          <table:table-cell table:style-name="ce36"/>
          <table:table-cell table:number-columns-repeated="2"/>
          <table:table-cell table:style-name="ce18" table:formula="of:=[.I52]*[.N52]" office:value-type="float" office:value="2.25" calcext:value-type="float">
            <text:p>2,2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9900" calcext:value-type="float">
            <text:p>29 9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style-name="ce36" table:number-columns-repeated="2"/>
          <table:table-cell table:style-name="ce41" table:formula="of:=[.K53]+([.L53]/20)+([.M53]/240)" office:value-type="float" office:value="0.2" calcext:value-type="float">
            <text:p>0,2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3]*[.N53]" office:value-type="float" office:value="5980" calcext:value-type="float">
            <text:p>5 9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oil de bœuf fill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05" calcext:value-type="float">
            <text:p>305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style-name="ce36" table:number-columns-repeated="2"/>
          <table:table-cell table:style-name="ce41" table:formula="of:=[.K54]+([.L54]/20)+([.M54]/240)" office:value-type="float" office:value="0.25" calcext:value-type="float">
            <text:p>0,2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4]*[.N54]" office:value-type="float" office:value="76.25" calcext:value-type="float">
            <text:p>76,2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200" calcext:value-type="float">
            <text:p>2 20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table:style-name="ce36"/>
          <table:table-cell table:style-name="ce41" table:formula="of:=[.K55]+([.L55]/20)+([.M55]/240)" office:value-type="float" office:value="0.3" calcext:value-type="float">
            <text:p>0,3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5]*[.N55]" office:value-type="float" office:value="660" calcext:value-type="float">
            <text:p>6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abac de Virginie en feu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71" calcext:value-type="float">
            <text:p>171,00</text:p>
          </table:table-cell>
          <table:table-cell office:value-type="string" calcext:value-type="string">
            <text:p>boucauds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table:style-name="ce36"/>
          <table:table-cell table:style-name="ce41" table:formula="of:=[.K56]+([.L56]/20)+([.M56]/240)" office:value-type="float" office:value="0.25" calcext:value-type="float">
            <text:p>0,2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6]*[.N56]" office:value-type="float" office:value="42.75" calcext:value-type="float">
            <text:p>42,7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abac de Virginie en feu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945089" calcext:value-type="float">
            <text:p>1 945 089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table:style-name="ce36"/>
          <table:table-cell table:style-name="ce41" table:formula="of:=[.K57]+([.L57]/20)+([.M57]/240)" office:value-type="float" office:value="0.25" calcext:value-type="float">
            <text:p>0,2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7]*[.N57]" office:value-type="float" office:value="486272.25" calcext:value-type="float">
            <text:p>486 272,2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oile de coton des In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41" calcext:value-type="float">
            <text:p>341,00</text:p>
          </table:table-cell>
          <table:table-cell office:value-type="string" calcext:value-type="string">
            <text:p>balles</text:p>
          </table:table-cell>
          <table:table-cell table:number-columns-repeated="2"/>
          <table:table-cell table:style-name="ce36"/>
          <table:table-cell table:style-name="ce41" table:formula="of:=[.K58]+([.L58]/20)+([.M58]/240)" office:value-type="float" office:value="0" calcext:value-type="float">
            <text:p>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8]*[.N58]" office:value-type="float" office:value="0" calcext:value-type="float">
            <text:p>0,00</text:p>
          </table:table-cell>
          <table:table-cell/>
          <table:table-cell table:style-name="ce36" office:value-type="string" calcext:value-type="string">
            <text:p>1lt15s la toile, mais pas de prix pour la ball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nspec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table:style-name="ce36" table:number-columns-repeated="2"/>
          <table:table-cell table:style-name="ce41" table:formula="of:=[.K59]+([.L59]/20)+([.M59]/240)" office:value-type="float" office:value="3" calcext:value-type="float">
            <text:p>3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9]*[.N59]" office:value-type="float" office:value="42" calcext:value-type="float">
            <text:p>42,00</text:p>
          </table:table-cell>
          <table:table-cell/>
          <table:table-cell office:value-type="string" calcext:value-type="string">
            <text:p>vérifié sur l'objet de 1749 Danemark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68" calcext:value-type="float">
            <text:p>168,00</text:p>
          </table:table-cell>
          <table:table-cell table:style-name="ce26" office:value-type="string" calcext:value-type="string">
            <text:p>pièces</text:p>
          </table:table-cell>
          <table:table-cell table:style-name="ce32"/>
          <table:table-cell office:value-type="float" office:value="30" calcext:value-type="float">
            <text:p>30</text:p>
          </table:table-cell>
          <table:table-cell table:style-name="ce36"/>
          <table:table-cell table:style-name="ce41" table:formula="of:=[.K60]+([.L60]/20)+([.M60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60]*[.N60]" office:value-type="float" office:value="252" calcext:value-type="float">
            <text:p>252,00</text:p>
          </table:table-cell>
          <table:table-cell/>
          <table:table-cell table:style-name="ce36" office:value-type="string" calcext:value-type="string">
            <text:p>Il s'agit probablement de traques pas d'unités..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barres d'anspec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61]+([.L61]/20)+([.M61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61]*[.N61]" office:value-type="float" office:value="36" calcext:value-type="float">
            <text:p>36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bill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barils</text:p>
          </table:table-cell>
          <table:table-cell table:style-name="ce32" office:value-type="float" office:value="36" calcext:value-type="float">
            <text:p>36,000</text:p>
          </table:table-cell>
          <table:table-cell/>
          <table:table-cell table:style-name="ce36"/>
          <table:table-cell table:style-name="ce41" table:formula="of:=[.K62]+([.L62]/20)+([.M62]/240)" office:value-type="float" office:value="36" calcext:value-type="float">
            <text:p>36,00000</text:p>
          </table:table-cell>
          <table:table-cell table:number-columns-repeated="4"/>
          <table:table-cell table:style-name="ce18" table:formula="of:=[.I62]*[.N62]" office:value-type="float" office:value="684" calcext:value-type="float">
            <text:p>684,00</text:p>
          </table:table-cell>
          <table:table-cell/>
          <table:table-cell office:value-type="string" calcext:value-type="string">
            <text:p>12 sous le cabillaud ou la livre, mais pas prix pour le baril. Je l'ai récupéré dans l'obj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eve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964" calcext:value-type="float">
            <text:p>964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table:style-name="ce36" table:number-columns-repeated="2"/>
          <table:table-cell table:style-name="ce41" table:formula="of:=[.K63]+([.L63]/20)+([.M63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63]*[.N63]" office:value-type="float" office:value="964" calcext:value-type="float">
            <text:p>964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demoise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en nombre</text:p>
          </table:table-cell>
          <table:table-cell table:style-name="ce32"/>
          <table:table-cell table:style-name="ce36" office:value-type="float" office:value="16" calcext:value-type="float">
            <text:p>16</text:p>
          </table:table-cell>
          <table:table-cell table:style-name="ce36"/>
          <table:table-cell table:style-name="ce41" table:formula="of:=[.K64]+([.L64]/20)+([.M64]/240)" office:value-type="float" office:value="0.8" calcext:value-type="float">
            <text:p>0,80000</text:p>
          </table:table-cell>
          <table:table-cell table:number-columns-repeated="4"/>
          <table:table-cell table:style-name="ce18" table:formula="of:=[.I64]*[.N64]" office:value-type="float" office:value="200" calcext:value-type="float">
            <text:p>200,00</text:p>
          </table:table-cell>
          <table:table-cell/>
          <table:table-cell office:value-type="string" calcext:value-type="string">
            <text:p>pas d'indication de prix, prix récupéré par l'obj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4000" calcext:value-type="float">
            <text:p>14 000,00</text:p>
          </table:table-cell>
          <table:table-cell office:value-type="string" calcext:value-type="string">
            <text:p>Livres</text:p>
          </table:table-cell>
          <table:table-cell office:value-type="float" office:value="0.11" calcext:value-type="float">
            <text:p>0,110</text:p>
          </table:table-cell>
          <table:table-cell table:style-name="ce36" table:number-columns-repeated="2"/>
          <table:table-cell table:style-name="ce41" table:formula="of:=[.K65]+([.L65]/20)+([.M65]/240)" office:value-type="float" office:value="0.11" calcext:value-type="float">
            <text:p>0,11000</text:p>
          </table:table-cell>
          <table:table-cell table:number-columns-repeated="4"/>
          <table:table-cell table:style-name="ce18" table:formula="of:=[.I65]*[.N65]" office:value-type="float" office:value="1540" calcext:value-type="float">
            <text:p>1 54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style-name="ce36" table:number-columns-repeated="2"/>
          <table:table-cell table:style-name="ce41" table:formula="of:=[.K66]+([.L66]/20)+([.M66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66]*[.N66]" office:value-type="float" office:value="575" calcext:value-type="float">
            <text:p>57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lles de 30 pied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3" calcext:value-type="float">
            <text:p>13,00</text:p>
          </table:table-cell>
          <table:table-cell table:style-name="ce26"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style-name="ce36" table:number-columns-repeated="2"/>
          <table:table-cell table:style-name="ce41" table:formula="of:=[.K67]+([.L67]/20)+([.M67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67]*[.N67]" office:value-type="float" office:value="78" calcext:value-type="float">
            <text:p>7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67" calcext:value-type="float">
            <text:p>167,00</text:p>
          </table:table-cell>
          <table:table-cell office:value-type="string" calcext:value-type="string">
            <text:p>bott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 table:style-name="ce36"/>
          <table:table-cell table:style-name="ce41" table:formula="of:=[.K68]+([.L68]/20)+([.M68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68]*[.N68]" office:value-type="float" office:value="208.75" calcext:value-type="float">
            <text:p>208,7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nches de gaff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table:style-name="ce36"/>
          <table:table-cell table:style-name="ce41" table:formula="of:=[.K69]+([.L69]/20)+([.M69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69]*[.N69]" office:value-type="float" office:value="30" calcext:value-type="float">
            <text:p>3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2" calcext:value-type="float">
            <text:p>2,00</text:p>
          </table:table-cell>
          <table:table-cell table:style-name="ce26" office:value-type="string" calcext:value-type="string">
            <text:p>en nombre</text:p>
          </table:table-cell>
          <table:table-cell office:value-type="float" office:value="40" calcext:value-type="float">
            <text:p>40,000</text:p>
          </table:table-cell>
          <table:table-cell table:style-name="ce36" table:number-columns-repeated="2"/>
          <table:table-cell table:style-name="ce41" table:formula="of:=[.K70]+([.L70]/20)+([.M70]/240)" office:value-type="float" office:value="40" calcext:value-type="float">
            <text:p>40,00000</text:p>
          </table:table-cell>
          <table:table-cell table:number-columns-repeated="4"/>
          <table:table-cell table:style-name="ce18" table:formula="of:=[.I70]*[.N70]" office:value-type="float" office:value="80" calcext:value-type="float">
            <text:p>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r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528" calcext:value-type="float">
            <text:p>528,00</text:p>
          </table:table-cell>
          <table:table-cell office:value-type="string" calcext:value-type="string">
            <text:p>en nombre</text:p>
          </table:table-cell>
          <table:table-cell table:style-name="ce32"/>
          <table:table-cell office:value-type="float" office:value="20" calcext:value-type="float">
            <text:p>20</text:p>
          </table:table-cell>
          <table:table-cell table:style-name="ce36"/>
          <table:table-cell table:style-name="ce41" table:formula="of:=[.K71]+([.L71]/20)+([.M71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71]*[.N71]" office:value-type="float" office:value="528" calcext:value-type="float">
            <text:p>528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irrain en barique douë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5053" calcext:value-type="float">
            <text:p>5 053,00</text:p>
          </table:table-cell>
          <table:table-cell office:value-type="string" calcext:value-type="string">
            <text:p>en nombre</text:p>
          </table:table-cell>
          <table:table-cell office:value-type="float" office:value="1.5" calcext:value-type="float">
            <text:p>1,500</text:p>
          </table:table-cell>
          <table:table-cell table:style-name="ce36" table:number-columns-repeated="2"/>
          <table:table-cell table:style-name="ce41" table:formula="of:=[.K72]+([.L72]/20)+([.M72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72]*[.N72]" office:value-type="float" office:value="7579.5" calcext:value-type="float">
            <text:p>7 579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en sapin divers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08449" calcext:value-type="float">
            <text:p>108 449,00</text:p>
          </table:table-cell>
          <table:table-cell office:value-type="string" calcext:value-type="string">
            <text:p>en nombre</text:p>
          </table:table-cell>
          <table:table-cell table:style-name="ce32"/>
          <table:table-cell office:value-type="float" office:value="15" calcext:value-type="float">
            <text:p>15</text:p>
          </table:table-cell>
          <table:table-cell table:style-name="ce36"/>
          <table:table-cell table:style-name="ce41" table:formula="of:=[.K73]+([.L73]/20)+([.M73]/240)" office:value-type="float" office:value="0.75" calcext:value-type="float">
            <text:p>0,75000</text:p>
          </table:table-cell>
          <table:table-cell table:number-columns-repeated="4"/>
          <table:table-cell table:style-name="ce18" table:formula="of:=[.I73]*[.N73]" office:value-type="float" office:value="81336.75" calcext:value-type="float">
            <text:p>81 336,7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ogue de stocfich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5984.5" calcext:value-type="float">
            <text:p>5 984,5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style-name="ce36" table:number-columns-repeated="2"/>
          <table:table-cell table:style-name="ce41" table:formula="of:=[.K74]+([.L74]/20)+([.M74]/240)" office:value-type="float" office:value="50" calcext:value-type="float">
            <text:p>50,00000</text:p>
          </table:table-cell>
          <table:table-cell table:number-columns-repeated="4"/>
          <table:table-cell table:style-name="ce18" table:formula="of:=[.I74]*[.N74]" office:value-type="float" office:value="299225" calcext:value-type="float">
            <text:p>299 22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ls</text:p>
          </table:table-cell>
          <table:table-cell table:style-name="ce32"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75]+([.L75]/20)+([.M75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75]*[.N75]" office:value-type="float" office:value="120" calcext:value-type="float">
            <text:p>12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nastres</text:p>
          </table:table-cell>
          <table:table-cell table:style-name="ce32" office:value-type="float" office:value="10" calcext:value-type="float">
            <text:p>10,000</text:p>
          </table:table-cell>
          <table:table-cell table:style-name="ce36" table:number-columns-repeated="2"/>
          <table:table-cell table:style-name="ce41" table:formula="of:=[.K76]+([.L76]/20)+([.M76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76]*[.N76]" office:value-type="float" office:value="20" calcext:value-type="float">
            <text:p>20,00</text:p>
          </table:table-cell>
          <table:table-cell/>
          <table:table-cell office:value-type="string" calcext:value-type="string">
            <text:p>pas d'indication de prix. Prix récupéré sur l'objet de 1749 Espagne 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traques</text:p>
          </table:table-cell>
          <table:table-cell office:value-type="float" office:value="2" calcext:value-type="float">
            <text:p>2,000</text:p>
          </table:table-cell>
          <table:table-cell table:style-name="ce36" table:number-columns-repeated="2"/>
          <table:table-cell table:style-name="ce41" table:formula="of:=[.K77]+([.L77]/20)+([.M77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77]*[.N77]" office:value-type="float" office:value="80" calcext:value-type="float">
            <text:p>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lais de palm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douzaines</text:p>
          </table:table-cell>
          <table:table-cell office:value-type="float" office:value="4" calcext:value-type="float">
            <text:p>4,000</text:p>
          </table:table-cell>
          <table:table-cell table:style-name="ce36" table:number-columns-repeated="2"/>
          <table:table-cell table:style-name="ce41" table:formula="of:=[.K78]+([.L78]/20)+([.M78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78]*[.N78]" office:value-type="float" office:value="320" calcext:value-type="float">
            <text:p>3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rdag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table:style-name="ce32"/>
          <table:table-cell office:value-type="float" office:value="8" calcext:value-type="float">
            <text:p>8</text:p>
          </table:table-cell>
          <table:table-cell table:style-name="ce36"/>
          <table:table-cell table:style-name="ce41" table:formula="of:=[.K79]+([.L79]/20)+([.M79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79]*[.N79]" office:value-type="float" office:value="160" calcext:value-type="float">
            <text:p>1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table:style-name="ce36" table:number-columns-repeated="2"/>
          <table:table-cell table:style-name="ce41" table:formula="of:=[.K80]+([.L80]/20)+([.M80]/240)" office:value-type="float" office:value="23" calcext:value-type="float">
            <text:p>23,00000</text:p>
          </table:table-cell>
          <table:table-cell table:number-columns-repeated="4"/>
          <table:table-cell table:style-name="ce18" table:formula="of:=[.I80]*[.N80]" office:value-type="float" office:value="345" calcext:value-type="float">
            <text:p>34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chocolat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97" calcext:value-type="float">
            <text:p>29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81]+([.L81]/20)+([.M81]/240)" office:value-type="float" office:value="3.5" calcext:value-type="float">
            <text:p>3,50000</text:p>
          </table:table-cell>
          <table:table-cell table:number-columns-repeated="4"/>
          <table:table-cell table:style-name="ce18" table:formula="of:=[.I81]*[.N81]" office:value-type="float" office:value="1039.5" calcext:value-type="float">
            <text:p>1 039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id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riques</text:p>
          </table:table-cell>
          <table:table-cell office:value-type="float" office:value="30" calcext:value-type="float">
            <text:p>30,000</text:p>
          </table:table-cell>
          <table:table-cell table:style-name="ce36" table:number-columns-repeated="2"/>
          <table:table-cell table:style-name="ce41" table:formula="of:=[.K82]+([.L82]/20)+([.M82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82]*[.N82]" office:value-type="float" office:value="120" calcext:value-type="float">
            <text:p>12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caisses</text:p>
          </table:table-cell>
          <table:table-cell office:value-type="float" office:value="12" calcext:value-type="float">
            <text:p>12,000</text:p>
          </table:table-cell>
          <table:table-cell table:style-name="ce36" table:number-columns-repeated="2"/>
          <table:table-cell table:style-name="ce41" table:formula="of:=[.K83]+([.L83]/20)+([.M83]/240)" office:value-type="float" office:value="12" calcext:value-type="float">
            <text:p>12,00000</text:p>
          </table:table-cell>
          <table:table-cell table:number-columns-repeated="4"/>
          <table:table-cell table:style-name="ce18" table:formula="of:=[.I83]*[.N83]" office:value-type="float" office:value="1248" calcext:value-type="float">
            <text:p>1 248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367" calcext:value-type="float">
            <text:p>1 367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style-name="ce36" table:number-columns-repeated="2"/>
          <table:table-cell table:style-name="ce41" table:formula="of:=[.K84]+([.L84]/20)+([.M84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84]*[.N84]" office:value-type="float" office:value="410.1" calcext:value-type="float">
            <text:p>410,1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78860" calcext:value-type="float">
            <text:p>278 860,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style-name="ce36" table:number-columns-repeated="2"/>
          <table:table-cell table:style-name="ce41" table:formula="of:=[.K85]+([.L85]/20)+([.M85]/240)" office:value-type="float" office:value="0.13" calcext:value-type="float">
            <text:p>0,13000</text:p>
          </table:table-cell>
          <table:table-cell table:number-columns-repeated="4"/>
          <table:table-cell table:style-name="ce18" table:formula="of:=[.I85]*[.N85]" office:value-type="float" office:value="36251.8" calcext:value-type="float">
            <text:p>36 251,8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feui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762" calcext:value-type="float">
            <text:p>762,00</text:p>
          </table:table-cell>
          <table:table-cell office:value-type="string" calcext:value-type="string">
            <text:p>Livres</text:p>
          </table:table-cell>
          <table:table-cell table:style-name="ce32" office:value-type="float" office:value="0.18" calcext:value-type="float">
            <text:p>0,180</text:p>
          </table:table-cell>
          <table:table-cell table:style-name="ce36" table:number-columns-repeated="2"/>
          <table:table-cell table:style-name="ce41" table:formula="of:=[.K86]+([.L86]/20)+([.M86]/240)" office:value-type="float" office:value="0.18" calcext:value-type="float">
            <text:p>0,18000</text:p>
          </table:table-cell>
          <table:table-cell table:number-columns-repeated="4"/>
          <table:table-cell table:style-name="ce18" table:formula="of:=[.I86]*[.N86]" office:value-type="float" office:value="137.16" calcext:value-type="float">
            <text:p>137,16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707" calcext:value-type="float">
            <text:p>707,00</text:p>
          </table:table-cell>
          <table:table-cell office:value-type="string" calcext:value-type="string">
            <text:p>barils</text:p>
          </table:table-cell>
          <table:table-cell office:value-type="float" office:value="12" calcext:value-type="float">
            <text:p>12,000</text:p>
          </table:table-cell>
          <table:table-cell table:style-name="ce36" table:number-columns-repeated="2"/>
          <table:table-cell table:style-name="ce41" table:formula="of:=[.K87]+([.L87]/20)+([.M87]/240)" office:value-type="float" office:value="12" calcext:value-type="float">
            <text:p>12,00000</text:p>
          </table:table-cell>
          <table:table-cell table:number-columns-repeated="4"/>
          <table:table-cell table:style-name="ce18" table:formula="of:=[.I87]*[.N87]" office:value-type="float" office:value="8484" calcext:value-type="float">
            <text:p>8 484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30000" calcext:value-type="float">
            <text:p>30 00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 table:style-name="ce36"/>
          <table:table-cell table:style-name="ce41" table:formula="of:=[.K88]+([.L88]/20)+([.M88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88]*[.N88]" office:value-type="float" office:value="6000" calcext:value-type="float">
            <text:p>6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riques</text:p>
          </table:table-cell>
          <table:table-cell office:value-type="float" office:value="60" calcext:value-type="float">
            <text:p>60,000</text:p>
          </table:table-cell>
          <table:table-cell table:style-name="ce36" table:number-columns-repeated="2"/>
          <table:table-cell table:style-name="ce41" table:formula="of:=[.K89]+([.L89]/20)+([.M89]/240)" office:value-type="float" office:value="60" calcext:value-type="float">
            <text:p>60,00000</text:p>
          </table:table-cell>
          <table:table-cell table:number-columns-repeated="4"/>
          <table:table-cell table:style-name="ce18" table:formula="of:=[.I89]*[.N89]" office:value-type="float" office:value="600" calcext:value-type="float">
            <text:p>6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ottes</text:p>
          </table:table-cell>
          <table:table-cell office:value-type="float" office:value="500" calcext:value-type="float">
            <text:p>500,000</text:p>
          </table:table-cell>
          <table:table-cell table:style-name="ce36" table:number-columns-repeated="2"/>
          <table:table-cell table:style-name="ce41" table:formula="of:=[.K90]+([.L90]/20)+([.M90]/240)" office:value-type="float" office:value="500" calcext:value-type="float">
            <text:p>500,00000</text:p>
          </table:table-cell>
          <table:table-cell table:number-columns-repeated="4"/>
          <table:table-cell table:style-name="ce18" table:formula="of:=[.I90]*[.N90]" office:value-type="float" office:value="10000" calcext:value-type="float">
            <text:p>10 0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877" calcext:value-type="float">
            <text:p>2 877,00</text:p>
          </table:table-cell>
          <table:table-cell office:value-type="string" calcext:value-type="string">
            <text:p>Livres</text:p>
          </table:table-cell>
          <table:table-cell office:value-type="float" office:value="0.7" calcext:value-type="float">
            <text:p>0,700</text:p>
          </table:table-cell>
          <table:table-cell table:style-name="ce36" table:number-columns-repeated="2"/>
          <table:table-cell table:style-name="ce41" table:formula="of:=[.K91]+([.L91]/20)+([.M91]/240)" office:value-type="float" office:value="0.7" calcext:value-type="float">
            <text:p>0,70000</text:p>
          </table:table-cell>
          <table:table-cell table:number-columns-repeated="4"/>
          <table:table-cell table:style-name="ce18" table:formula="of:=[.I91]*[.N91]" office:value-type="float" office:value="2013.9" calcext:value-type="float">
            <text:p>2 013,90</text:p>
          </table:table-cell>
          <table:table-cell/>
          <table:table-cell table:style-name="ce36" office:value-type="string" calcext:value-type="string">
            <text:p>0,72 sur l'objet, mais a priori c'était l'ancien prix corrigé sur le doc de Rennes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ine brut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92]+([.L92]/20)+([.M92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92]*[.N92]" office:value-type="float" office:value="18" calcext:value-type="float">
            <text:p>18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in paign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/>
          <table:table-cell table:style-name="ce36"/>
          <table:table-cell table:style-name="ce41" table:formula="of:=[.K93]+([.L93]/20)+([.M93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93]*[.N93]" office:value-type="float" office:value="400" calcext:value-type="float">
            <text:p>400,00</text:p>
          </table:table-cell>
          <table:table-cell/>
          <table:table-cell office:value-type="string" calcext:value-type="string">
            <text:p>nombre de sous difficile à lire; vérifié dans l'objet. Il s'agit de lin et bon de laine selon l'objet. Peut-être une erreur (est-ce que le lin peigné existe??? A priori oui d'après notre liste de nom de marchandises) 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table:style-name="ce20"/>
          <table:table-cell table:style-name="ce26" office:value-type="string" calcext:value-type="string">
            <text:p>valeur de</text:p>
          </table:table-cell>
          <table:table-cell table:style-name="ce32"/>
          <table:table-cell table:style-name="ce36" table:number-columns-repeated="2"/>
          <table:table-cell table:style-name="ce41" table:formula="of:=[.K94]+([.L94]/20)+([.M94]/240)" office:value-type="float" office:value="0" calcext:value-type="float">
            <text:p>0,00000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  <table:table-cell table:style-name="ce18" table:formula="of:=[.I94]*[.N94]" office:value-type="float" office:value="0" calcext:value-type="float">
            <text:p>0,00</text:p>
          </table:table-cell>
          <table:table-cell/>
          <table:table-cell office:value-type="string" calcext:value-type="string">
            <text:p>valeur de 12500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oches</text:p>
          </table:table-cell>
          <table:table-cell office:value-type="float" office:value="3" calcext:value-type="float">
            <text:p>3,000</text:p>
          </table:table-cell>
          <table:table-cell table:style-name="ce36" table:number-columns-repeated="2"/>
          <table:table-cell table:style-name="ce41" table:formula="of:=[.K95]+([.L95]/20)+([.M95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95]*[.N95]" office:value-type="float" office:value="12" calcext:value-type="float">
            <text:p>12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ls</text:p>
          </table:table-cell>
          <table:table-cell office:value-type="float" office:value="1" calcext:value-type="float">
            <text:p>1,000</text:p>
          </table:table-cell>
          <table:table-cell table:style-name="ce36" table:number-columns-repeated="2"/>
          <table:table-cell table:style-name="ce41" table:formula="of:=[.K96]+([.L96]/20)+([.M96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96]*[.N96]" office:value-type="float" office:value="12" calcext:value-type="float">
            <text:p>12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37" calcext:value-type="float">
            <text:p>237,00</text:p>
          </table:table-cell>
          <table:table-cell office:value-type="string" calcext:value-type="string">
            <text:p>botich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 table:style-name="ce36"/>
          <table:table-cell table:style-name="ce41" table:formula="of:=[.K97]+([.L97]/20)+([.M97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97]*[.N97]" office:value-type="float" office:value="296.25" calcext:value-type="float">
            <text:p>296,25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ranges <text:span text:style-name="T1">et </text:span>cit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354" calcext:value-type="float">
            <text:p>354,00</text:p>
          </table:table-cell>
          <table:table-cell office:value-type="string" calcext:value-type="string">
            <text:p>caisses</text:p>
          </table:table-cell>
          <table:table-cell office:value-type="float" office:value="6" calcext:value-type="float">
            <text:p>6,000</text:p>
          </table:table-cell>
          <table:table-cell table:style-name="ce36" table:number-columns-repeated="2"/>
          <table:table-cell table:style-name="ce41" table:formula="of:=[.K98]+([.L98]/20)+([.M98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98]*[.N98]" office:value-type="float" office:value="2124" calcext:value-type="float">
            <text:p>2 124,00</text:p>
          </table:table-cell>
          <table:table-cell/>
          <table:table-cell table:style-name="ce36" office:value-type="string" calcext:value-type="string">
            <text:p>classé en oranges seulement dans l'objet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ranges <text:span text:style-name="T1">et </text:span>cit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8400" calcext:value-type="float">
            <text:p>8 400,00</text:p>
          </table:table-cell>
          <table:table-cell office:value-type="string" calcext:value-type="string">
            <text:p>en nombre</text:p>
          </table:table-cell>
          <table:table-cell office:value-type="float" office:value="0.15" calcext:value-type="float">
            <text:p>0,150</text:p>
          </table:table-cell>
          <table:table-cell table:style-name="ce36" table:number-columns-repeated="2"/>
          <table:table-cell table:style-name="ce41" table:formula="of:=[.K99]+([.L99]/20)+([.M99]/240)" office:value-type="float" office:value="0.15" calcext:value-type="float">
            <text:p>0,15000</text:p>
          </table:table-cell>
          <table:table-cell table:number-columns-repeated="4"/>
          <table:table-cell table:style-name="ce18" table:formula="of:=[.I99]*[.N99]" office:value-type="float" office:value="1260" calcext:value-type="float">
            <text:p>1 260,00</text:p>
          </table:table-cell>
          <table:table-cell/>
          <table:table-cell table:style-name="ce36" office:value-type="string" calcext:value-type="string">
            <text:p>classé en oranges seulement dans l'obj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ass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602" calcext:value-type="float">
            <text:p>602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100]+([.L100]/20)+([.M100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100]*[.N100]" office:value-type="float" office:value="12040" calcext:value-type="float">
            <text:p>12 040,00</text:p>
          </table:table-cell>
          <table:table-cell/>
          <table:table-cell table:style-name="ce36" office:value-type="string" calcext:value-type="string">
            <text:p>A 26 lt selon l'objet? Pas de rature pourtant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ass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10000" calcext:value-type="float">
            <text:p>110 0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style-name="ce36" table:number-columns-repeated="2"/>
          <table:table-cell table:style-name="ce41" table:formula="of:=[.K101]+([.L101]/20)+([.M101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01]*[.N101]" office:value-type="float" office:value="22000" calcext:value-type="float">
            <text:p>22 0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eaux de bou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douzaines</text:p>
          </table:table-cell>
          <table:table-cell office:value-type="float" office:value="15" calcext:value-type="float">
            <text:p>15,000</text:p>
          </table:table-cell>
          <table:table-cell table:style-name="ce36" table:number-columns-repeated="2"/>
          <table:table-cell table:style-name="ce41" table:formula="of:=[.K102]+([.L102]/20)+([.M102]/240)" office:value-type="float" office:value="15" calcext:value-type="float">
            <text:p>15,00000</text:p>
          </table:table-cell>
          <table:table-cell table:number-columns-repeated="4"/>
          <table:table-cell table:style-name="ce18" table:formula="of:=[.I102]*[.N102]" office:value-type="float" office:value="30" calcext:value-type="float">
            <text:p>30,00</text:p>
          </table:table-cell>
          <table:table-cell/>
          <table:table-cell table:style-name="ce36" office:value-type="string" calcext:value-type="string">
            <text:p>6 douzaines d'après l'obj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68.5" calcext:value-type="float">
            <text:p>468,50</text:p>
          </table:table-cell>
          <table:table-cell office:value-type="string" calcext:value-type="string">
            <text:p>marcs</text:p>
          </table:table-cell>
          <table:table-cell office:value-type="float" office:value="46" calcext:value-type="float">
            <text:p>46,000</text:p>
          </table:table-cell>
          <table:table-cell office:value-type="float" office:value="18" calcext:value-type="float">
            <text:p>18</text:p>
          </table:table-cell>
          <table:table-cell table:style-name="ce36"/>
          <table:table-cell table:style-name="ce41" table:formula="of:=[.K103]+([.L103]/20)+([.M103]/240)" office:value-type="float" office:value="46.9" calcext:value-type="float">
            <text:p>46,90000</text:p>
          </table:table-cell>
          <table:table-cell table:number-columns-repeated="4"/>
          <table:table-cell table:style-name="ce18" table:formula="of:=[.I103]*[.N103]" office:value-type="float" office:value="21972.65" calcext:value-type="float">
            <text:p>21 972,65</text:p>
          </table:table-cell>
          <table:table-cell/>
          <table:table-cell table:style-name="ce36" office:value-type="string" calcext:value-type="string">
            <text:p>46lt et 8 sous d'après l'objet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76686" calcext:value-type="float">
            <text:p>76 686,00</text:p>
          </table:table-cell>
          <table:table-cell table:style-name="ce26"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office:value-type="float" office:value="4" calcext:value-type="float">
            <text:p>4</text:p>
          </table:table-cell>
          <table:table-cell table:style-name="ce36"/>
          <table:table-cell table:style-name="ce41" table:formula="of:=[.K104]+([.L104]/20)+([.M104]/240)" office:value-type="float" office:value="5.2" calcext:value-type="float">
            <text:p>5,20000</text:p>
          </table:table-cell>
          <table:table-cell table:number-columns-repeated="4"/>
          <table:table-cell table:style-name="ce18" table:formula="of:=[.I104]*[.N104]" office:value-type="float" office:value="398767.2" calcext:value-type="float">
            <text:p>398 767,2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erres à filtrer l'ea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style-name="ce36" table:number-columns-repeated="2"/>
          <table:table-cell table:style-name="ce41" table:formula="of:=[.K105]+([.L105]/20)+([.M105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105]*[.N105]" office:value-type="float" office:value="24" calcext:value-type="float">
            <text:p>24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erres à meu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53" calcext:value-type="float">
            <text:p>153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style-name="ce36" table:number-columns-repeated="2"/>
          <table:table-cell table:style-name="ce41" table:formula="of:=[.K106]+([.L106]/20)+([.M106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106]*[.N106]" office:value-type="float" office:value="459" calcext:value-type="float">
            <text:p>459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00" calcext:value-type="float">
            <text:p>200,00</text:p>
          </table:table-cell>
          <table:table-cell table:style-name="ce26"/>
          <table:table-cell table:style-name="ce32"/>
          <table:table-cell office:value-type="float" office:value="8" calcext:value-type="float">
            <text:p>8</text:p>
          </table:table-cell>
          <table:table-cell table:style-name="ce36"/>
          <table:table-cell table:style-name="ce41" table:formula="of:=[.K107]+([.L107]/20)+([.M107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107]*[.N107]" office:value-type="float" office:value="80" calcext:value-type="float">
            <text:p>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t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fourneaux</text:p>
          </table:table-cell>
          <table:table-cell table:style-name="ce32"/>
          <table:table-cell table:style-name="ce36" table:number-columns-repeated="2"/>
          <table:table-cell table:style-name="ce41" table:formula="of:=[.K108]+([.L108]/20)+([.M108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08]*[.N108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109]+([.L109]/20)+([.M109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109]*[.N109]" office:value-type="float" office:value="180" calcext:value-type="float">
            <text:p>1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08" calcext:value-type="float">
            <text:p>408,00</text:p>
          </table:table-cell>
          <table:table-cell office:value-type="string" calcext:value-type="string">
            <text:p>Livres</text:p>
          </table:table-cell>
          <table:table-cell table:style-name="ce32"/>
          <table:table-cell table:style-name="ce38" office:value-type="float" office:value="6" calcext:value-type="float">
            <text:p>6</text:p>
          </table:table-cell>
          <table:table-cell/>
          <table:table-cell table:style-name="ce41" table:formula="of:=[.K110]+([.L110]/20)+([.M110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10]*[.N110]" office:value-type="float" office:value="122.4" calcext:value-type="float">
            <text:p>122,40</text:p>
          </table:table-cell>
          <table:table-cell/>
          <table:table-cell table:style-name="ce36" office:value-type="string" calcext:value-type="string">
            <text:p>10 sous la livre pour l'obj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am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40" calcext:value-type="float">
            <text:p>440,00</text:p>
          </table:table-cell>
          <table:table-cell office:value-type="string" calcext:value-type="string">
            <text:p>traques</text:p>
          </table:table-cell>
          <table:table-cell office:value-type="float" office:value="4" calcext:value-type="float">
            <text:p>4,000</text:p>
          </table:table-cell>
          <table:table-cell table:style-name="ce36" table:number-columns-repeated="2"/>
          <table:table-cell table:style-name="ce41" table:formula="of:=[.K111]+([.L111]/20)+([.M111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111]*[.N111]" office:value-type="float" office:value="1760" calcext:value-type="float">
            <text:p>1 7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égli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es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112]+([.L112]/20)+([.M112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112]*[.N112]" office:value-type="float" office:value="80" calcext:value-type="float">
            <text:p>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égli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 table:style-name="ce32"/>
          <table:table-cell table:style-name="ce38" office:value-type="float" office:value="4" calcext:value-type="float">
            <text:p>4</text:p>
          </table:table-cell>
          <table:table-cell/>
          <table:table-cell table:style-name="ce41" table:formula="of:=[.K113]+([.L113]/20)+([.M113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13]*[.N113]" office:value-type="float" office:value="280" calcext:value-type="float">
            <text:p>2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os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table:style-name="ce21"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 office:value-type="float" office:value="0.02" calcext:value-type="float">
            <text:p>0,020</text:p>
          </table:table-cell>
          <table:table-cell table:style-name="ce36"/>
          <table:table-cell/>
          <table:table-cell table:style-name="ce41" table:formula="of:=[.K114]+([.L114]/20)+([.M114]/240)" office:value-type="float" office:value="0.02" calcext:value-type="float">
            <text:p>0,02000</text:p>
          </table:table-cell>
          <table:table-cell table:number-columns-repeated="4"/>
          <table:table-cell table:style-name="ce18" table:formula="of:=[.I114]*[.N114]" office:value-type="float" office:value="200" calcext:value-type="float">
            <text:p>2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style-name="ce36"/>
          <table:table-cell/>
          <table:table-cell table:style-name="ce41" table:formula="of:=[.K115]+([.L115]/20)+([.M115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115]*[.N115]" office:value-type="float" office:value="48" calcext:value-type="float">
            <text:p>48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erraille grossiè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douzaines</text:p>
          </table:table-cell>
          <table:table-cell office:value-type="float" office:value="1" calcext:value-type="float">
            <text:p>1,000</text:p>
          </table:table-cell>
          <table:table-cell table:style-name="ce36"/>
          <table:table-cell/>
          <table:table-cell table:style-name="ce41" table:formula="of:=[.K116]+([.L116]/20)+([.M116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116]*[.N116]" office:value-type="float" office:value="28" calcext:value-type="float">
            <text:p>2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style-name="ce36"/>
          <table:table-cell/>
          <table:table-cell table:style-name="ce41" table:formula="of:=[.K117]+([.L117]/20)+([.M117]/240)" office:value-type="float" office:value="35" calcext:value-type="float">
            <text:p>35,00000</text:p>
          </table:table-cell>
          <table:table-cell table:number-columns-repeated="4"/>
          <table:table-cell table:style-name="ce18" table:formula="of:=[.I117]*[.N117]" office:value-type="float" office:value="385" calcext:value-type="float">
            <text:p>38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table:style-name="ce21" office:value-type="float" office:value="2" calcext:value-type="float">
            <text:p>2,00</text:p>
          </table:table-cell>
          <table:table-cell table:style-name="ce27" office:value-type="string" calcext:value-type="string">
            <text:p>barriques</text:p>
          </table:table-cell>
          <table:table-cell office:value-type="float" office:value="140" calcext:value-type="float">
            <text:p>140,000</text:p>
          </table:table-cell>
          <table:table-cell table:style-name="ce36"/>
          <table:table-cell/>
          <table:table-cell table:style-name="ce41" table:formula="of:=[.K118]+([.L118]/20)+([.M118]/240)" office:value-type="float" office:value="140" calcext:value-type="float">
            <text:p>140,00000</text:p>
          </table:table-cell>
          <table:table-cell table:number-columns-repeated="4"/>
          <table:table-cell table:style-name="ce18" table:formula="of:=[.I118]*[.N118]" office:value-type="float" office:value="280" calcext:value-type="float">
            <text:p>280,00</text:p>
          </table:table-cell>
          <table:table-cell/>
          <table:table-cell table:style-name="ce36" office:value-type="string" calcext:value-type="string">
            <text:p>unité de quantité non identifié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table:style-name="ce21" office:value-type="float" office:value="2" calcext:value-type="float">
            <text:p>2,00</text:p>
          </table:table-cell>
          <table:table-cell table:style-name="ce27" office:value-type="string" calcext:value-type="string">
            <text:p>bottes</text:p>
          </table:table-cell>
          <table:table-cell office:value-type="float" office:value="280" calcext:value-type="float">
            <text:p>280,000</text:p>
          </table:table-cell>
          <table:table-cell table:style-name="ce36"/>
          <table:table-cell/>
          <table:table-cell table:style-name="ce41" table:formula="of:=[.K119]+([.L119]/20)+([.M119]/240)" office:value-type="float" office:value="280" calcext:value-type="float">
            <text:p>280,00000</text:p>
          </table:table-cell>
          <table:table-cell table:number-columns-repeated="4"/>
          <table:table-cell table:style-name="ce18" table:formula="of:=[.I119]*[.N119]" office:value-type="float" office:value="560" calcext:value-type="float">
            <text:p>5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ot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table:formula="of:=[.K120]+([.L120]/20)+([.M120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120]*[.N120]" office:value-type="float" office:value="31.25" calcext:value-type="float">
            <text:p>31,2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tonneaux</text:p>
          </table:table-cell>
          <table:table-cell office:value-type="float" office:value="560" calcext:value-type="float">
            <text:p>560,000</text:p>
          </table:table-cell>
          <table:table-cell table:style-name="ce36"/>
          <table:table-cell/>
          <table:table-cell table:style-name="ce41" table:formula="of:=[.K121]+([.L121]/20)+([.M121]/240)" office:value-type="float" office:value="560" calcext:value-type="float">
            <text:p>560,00000</text:p>
          </table:table-cell>
          <table:table-cell table:number-columns-repeated="4"/>
          <table:table-cell table:style-name="ce18" table:formula="of:=[.I121]*[.N121]" office:value-type="float" office:value="3360" calcext:value-type="float">
            <text:p>3 3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Nav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ots</text:p>
          </table:table-cell>
          <table:table-cell office:value-type="float" office:value="30" calcext:value-type="float">
            <text:p>30,000</text:p>
          </table:table-cell>
          <table:table-cell table:style-name="ce36"/>
          <table:table-cell/>
          <table:table-cell table:style-name="ce41" table:formula="of:=[.K122]+([.L122]/20)+([.M122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122]*[.N122]" office:value-type="float" office:value="1200" calcext:value-type="float">
            <text:p>1 2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pacaret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style-name="ce36"/>
          <table:table-cell/>
          <table:table-cell table:style-name="ce41" table:formula="of:=[.K123]+([.L123]/20)+([.M123]/240)" office:value-type="float" office:value="35" calcext:value-type="float">
            <text:p>35,00000</text:p>
          </table:table-cell>
          <table:table-cell table:number-columns-repeated="4"/>
          <table:table-cell table:style-name="ce18" table:formula="of:=[.I123]*[.N123]" office:value-type="float" office:value="1050" calcext:value-type="float">
            <text:p>1 05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Rancio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elaux</text:p>
          </table:table-cell>
          <table:table-cell office:value-type="float" office:value="60" calcext:value-type="float">
            <text:p>60,000</text:p>
          </table:table-cell>
          <table:table-cell table:style-name="ce36"/>
          <table:table-cell/>
          <table:table-cell table:style-name="ce41" table:formula="of:=[.K124]+([.L124]/20)+([.M124]/240)" office:value-type="float" office:value="60" calcext:value-type="float">
            <text:p>60,00000</text:p>
          </table:table-cell>
          <table:table-cell table:number-columns-repeated="4"/>
          <table:table-cell table:style-name="ce18" table:formula="of:=[.I124]*[.N124]" office:value-type="float" office:value="300" calcext:value-type="float">
            <text:p>300,00</text:p>
          </table:table-cell>
          <table:table-cell/>
          <table:table-cell table:style-name="ce36" office:value-type="string" calcext:value-type="string">
            <text:p>Qrteaux : abreviation de "quarteaux" ? Pelaux d'après l'objet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Xirè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bottes</text:p>
          </table:table-cell>
          <table:table-cell office:value-type="float" office:value="300" calcext:value-type="float">
            <text:p>300,000</text:p>
          </table:table-cell>
          <table:table-cell table:style-name="ce36"/>
          <table:table-cell/>
          <table:table-cell table:style-name="ce41" table:formula="of:=[.K125]+([.L125]/20)+([.M125]/240)" office:value-type="float" office:value="300" calcext:value-type="float">
            <text:p>300,00000</text:p>
          </table:table-cell>
          <table:table-cell table:number-columns-repeated="4"/>
          <table:table-cell table:style-name="ce18" table:formula="of:=[.I125]*[.N125]" office:value-type="float" office:value="81000" calcext:value-type="float">
            <text:p>81 000,00</text:p>
          </table:table-cell>
          <table:table-cell/>
          <table:table-cell office:value-type="string" calcext:value-type="string">
            <text:p>La ligne n'est pas rattachée à un produit, il s'agit soit vin de Rancio soit de Xerè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Xirè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Arov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26]+([.L126]/20)+([.M126]/240)" office:value-type="float" office:value="7.5" calcext:value-type="float">
            <text:p>7,50000</text:p>
          </table:table-cell>
          <table:table-cell table:number-columns-repeated="4"/>
          <table:table-cell table:style-name="ce18" table:formula="of:=[.I126]*[.N126]" office:value-type="float" office:value="1725" calcext:value-type="float">
            <text:p>1 725,00</text:p>
          </table:table-cell>
          <table:table-cell/>
          <table:table-cell table:style-name="ce36" office:value-type="string" calcext:value-type="string">
            <text:p>unité de quantité non identifiée, probablement une unité espagnole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250" calcext:value-type="float">
            <text:p>8 25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style-name="ce36"/>
          <table:table-cell/>
          <table:table-cell table:style-name="ce41" table:formula="of:=[.K127]+([.L127]/20)+([.M127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127]*[.N127]" office:value-type="float" office:value="2062.5" calcext:value-type="float">
            <text:p>2 062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llu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/>
          <table:table-cell table:style-name="ce41" table:formula="of:=[.K128]+([.L128]/20)+([.M128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28]*[.N128]" office:value-type="float" office:value="320" calcext:value-type="float">
            <text:p>32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/>
          <table:table-cell table:style-name="ce41" table:formula="of:=[.K129]+([.L129]/20)+([.M129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29]*[.N129]" office:value-type="float" office:value="180" calcext:value-type="float">
            <text:p>1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table:style-name="ce26" office:value-type="string" calcext:value-type="string">
            <text:p>pièce</text:p>
          </table:table-cell>
          <table:table-cell office:value-type="float" office:value="450" calcext:value-type="float">
            <text:p>450,000</text:p>
          </table:table-cell>
          <table:table-cell table:style-name="ce36"/>
          <table:table-cell/>
          <table:table-cell table:style-name="ce41" table:formula="of:=[.K130]+([.L130]/20)+([.M130]/240)" office:value-type="float" office:value="450" calcext:value-type="float">
            <text:p>450,00000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table:style-name="ce18" table:formula="of:=[.I130]*[.N130]" office:value-type="float" office:value="450" calcext:value-type="float">
            <text:p>450,00</text:p>
          </table:table-cell>
          <table:table-cell/>
          <table:table-cell office:value-type="string" calcext:value-type="string">
            <text:p>1 estimée 450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barils</text:p>
          </table:table-cell>
          <table:table-cell office:value-type="float" office:value="65" calcext:value-type="float">
            <text:p>65,000</text:p>
          </table:table-cell>
          <table:table-cell table:style-name="ce36"/>
          <table:table-cell/>
          <table:table-cell table:style-name="ce41" table:formula="of:=[.K131]+([.L131]/20)+([.M131]/240)" office:value-type="float" office:value="65" calcext:value-type="float">
            <text:p>65,00000</text:p>
          </table:table-cell>
          <table:table-cell table:number-columns-repeated="4"/>
          <table:table-cell table:style-name="ce18" table:formula="of:=[.I131]*[.N131]" office:value-type="float" office:value="2015" calcext:value-type="float">
            <text:p>2 01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style-name="ce36"/>
          <table:table-cell/>
          <table:table-cell table:style-name="ce41" table:formula="of:=[.K132]+([.L132]/20)+([.M132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132]*[.N132]" office:value-type="float" office:value="660" calcext:value-type="float">
            <text:p>6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jutapa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table:style-name="ce34" office:value-type="float" office:value="24" calcext:value-type="float">
            <text:p>24,000</text:p>
          </table:table-cell>
          <table:table-cell table:style-name="ce36"/>
          <table:table-cell/>
          <table:table-cell table:style-name="ce41" table:formula="of:=[.K133]+([.L133]/20)+([.M133]/240)" office:value-type="float" office:value="24" calcext:value-type="float">
            <text:p>24,00000</text:p>
          </table:table-cell>
          <table:table-cell table:number-columns-repeated="4"/>
          <table:table-cell table:style-name="ce18" table:formula="of:=[.I133]*[.N133]" office:value-type="float" office:value="1920" calcext:value-type="float">
            <text:p>1 9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lais de soye de por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ivres</text:p>
          </table:table-cell>
          <table:table-cell table:style-name="ce32"/>
          <table:table-cell table:style-name="ce36" office:value-type="float" office:value="10" calcext:value-type="float">
            <text:p>10</text:p>
          </table:table-cell>
          <table:table-cell/>
          <table:table-cell table:style-name="ce41" table:formula="of:=[.K134]+([.L134]/20)+([.M134]/240)" office:value-type="float" office:value="0.5" calcext:value-type="float">
            <text:p>0,50000</text:p>
          </table:table-cell>
          <table:table-cell table:number-columns-repeated="4"/>
          <table:table-cell table:style-name="ce18" table:formula="of:=[.I134]*[.N134]" office:value-type="float" office:value="3" calcext:value-type="float">
            <text:p>3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laine coup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86" calcext:value-type="float">
            <text:p>186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style-name="ce36"/>
          <table:table-cell/>
          <table:table-cell table:style-name="ce41" table:formula="of:=[.K135]+([.L135]/20)+([.M135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135]*[.N135]" office:value-type="float" office:value="1116" calcext:value-type="float">
            <text:p>1 116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um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36]+([.L136]/20)+([.M136]/240)" office:value-type="float" office:value="2.5" calcext:value-type="float">
            <text:p>2,50000</text:p>
          </table:table-cell>
          <table:table-cell table:number-columns-repeated="4"/>
          <table:table-cell table:style-name="ce18" table:formula="of:=[.I136]*[.N136]" office:value-type="float" office:value="2.5" calcext:value-type="float">
            <text:p>2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œuf fum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style-name="ce36"/>
          <table:table-cell/>
          <table:table-cell table:style-name="ce41" table:formula="of:=[.K137]+([.L137]/20)+([.M137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137]*[.N137]" office:value-type="float" office:value="120" calcext:value-type="float">
            <text:p>12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œuf sal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style-name="ce36"/>
          <table:table-cell/>
          <table:table-cell table:style-name="ce41" table:formula="of:=[.K138]+([.L138]/20)+([.M138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138]*[.N138]" office:value-type="float" office:value="125" calcext:value-type="float">
            <text:p>12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32" calcext:value-type="float">
            <text:p>132,00</text:p>
          </table:table-cell>
          <table:table-cell office:value-type="string" calcext:value-type="string">
            <text:p>barriques</text:p>
          </table:table-cell>
          <table:table-cell office:value-type="float" office:value="25" calcext:value-type="float">
            <text:p>25,000</text:p>
          </table:table-cell>
          <table:table-cell table:style-name="ce36"/>
          <table:table-cell/>
          <table:table-cell table:style-name="ce41" table:formula="of:=[.K139]+([.L139]/20)+([.M139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139]*[.N139]" office:value-type="float" office:value="3300" calcext:value-type="float">
            <text:p>3 3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lanc de Céru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style-name="ce36"/>
          <table:table-cell/>
          <table:table-cell table:style-name="ce41" table:formula="of:=[.K140]+([.L140]/20)+([.M140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40]*[.N140]" office:value-type="float" office:value="360" calcext:value-type="float">
            <text:p>3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le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250" calcext:value-type="float">
            <text:p>4 25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20" calcext:value-type="float">
            <text:p>20</text:p>
          </table:table-cell>
          <table:table-cell/>
          <table:table-cell table:style-name="ce41" table:formula="of:=[.K141]+([.L141]/20)+([.M141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141]*[.N141]" office:value-type="float" office:value="4250" calcext:value-type="float">
            <text:p>4 2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is de Campéch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425" calcext:value-type="float">
            <text:p>1 425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142]+([.L142]/20)+([.M142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42]*[.N142]" office:value-type="float" office:value="285" calcext:value-type="float">
            <text:p>28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is de constructi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29" calcext:value-type="float">
            <text:p>129,00</text:p>
          </table:table-cell>
          <table:table-cell table:style-name="ce28"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41" table:formula="of:=[.K143]+([.L143]/20)+([.M143]/240)" office:value-type="float" office:value="15" calcext:value-type="float">
            <text:p>15,00000</text:p>
          </table:table-cell>
          <table:table-cell table:number-columns-repeated="4"/>
          <table:table-cell table:style-name="ce18" table:formula="of:=[.I143]*[.N143]" office:value-type="float" office:value="1935" calcext:value-type="float">
            <text:p>1 93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is de sandal en bu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050" calcext:value-type="float">
            <text:p>6 050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41" table:formula="of:=[.K144]+([.L144]/20)+([.M144]/240)" office:value-type="float" office:value="0.35" calcext:value-type="float">
            <text:p>0,35000</text:p>
          </table:table-cell>
          <table:table-cell table:number-columns-repeated="4"/>
          <table:table-cell table:style-name="ce18" table:formula="of:=[.I144]*[.N144]" office:value-type="float" office:value="2117.5" calcext:value-type="float">
            <text:p>2 117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Boy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table:style-name="ce32"/>
          <table:table-cell table:number-columns-repeated="2"/>
          <table:table-cell table:style-name="ce41" table:formula="of:=[.K145]+([.L145]/20)+([.M14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45]*[.N145]" office:value-type="float" office:value="0" calcext:value-type="float">
            <text:p>0,00</text:p>
          </table:table-cell>
          <table:table-cell/>
          <table:table-cell office:value-type="string" calcext:value-type="string">
            <text:p>Nom du produit peu lisible + pas d'indication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rdag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41" table:formula="of:=[.K146]+([.L146]/20)+([.M146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146]*[.N146]" office:value-type="float" office:value="316" calcext:value-type="float">
            <text:p>31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47]+([.L147]/20)+([.M147]/240)" office:value-type="float" office:value="2.5" calcext:value-type="float">
            <text:p>2,50000</text:p>
          </table:table-cell>
          <table:table-cell table:number-columns-repeated="4"/>
          <table:table-cell table:style-name="ce18" table:formula="of:=[.I147]*[.N147]" office:value-type="float" office:value="12.5" calcext:value-type="float">
            <text:p>12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tons d'o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148]+([.L148]/20)+([.M148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148]*[.N148]" office:value-type="float" office:value="300" calcext:value-type="float">
            <text:p>3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54" calcext:value-type="float">
            <text:p>154,0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41" table:formula="of:=[.K149]+([.L149]/20)+([.M149]/240)" office:value-type="float" office:value="23" calcext:value-type="float">
            <text:p>23,00000</text:p>
          </table:table-cell>
          <table:table-cell table:number-columns-repeated="4"/>
          <table:table-cell table:style-name="ce18" table:formula="of:=[.I149]*[.N149]" office:value-type="float" office:value="3542" calcext:value-type="float">
            <text:p>3 54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ross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150]+([.L150]/20)+([.M150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150]*[.N150]" office:value-type="float" office:value="9" calcext:value-type="float">
            <text:p>9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binet de bois vern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151]+([.L151]/20)+([.M151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151]*[.N151]" office:value-type="float" office:value="6" calcext:value-type="float">
            <text:p>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table:style-name="ce27" office:value-type="string" calcext:value-type="string">
            <text:p>paquets</text:p>
          </table:table-cell>
          <table:table-cell table:number-columns-repeated="3"/>
          <table:table-cell table:style-name="ce41" table:formula="of:=[.K152]+([.L152]/20)+([.M152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52]*[.N152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 de prix du paqu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53]+([.L153]/20)+([.M153]/240)" office:value-type="float" office:value="6.5" calcext:value-type="float">
            <text:p>6,50000</text:p>
          </table:table-cell>
          <table:table-cell table:number-columns-repeated="4"/>
          <table:table-cell table:style-name="ce18" table:formula="of:=[.I153]*[.N153]" office:value-type="float" office:value="195" calcext:value-type="float">
            <text:p>19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evettes vi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84" calcext:value-type="float">
            <text:p>684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54]+([.L154]/20)+([.M154]/240)" office:value-type="float" office:value="4.5" calcext:value-type="float">
            <text:p>4,50000</text:p>
          </table:table-cell>
          <table:table-cell table:number-columns-repeated="4"/>
          <table:table-cell table:style-name="ce18" table:formula="of:=[.I154]*[.N154]" office:value-type="float" office:value="3078" calcext:value-type="float">
            <text:p>3 07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ettes d'eta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41" table:formula="of:=[.K155]+([.L155]/20)+([.M15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55]*[.N155]" office:value-type="float" office:value="0" calcext:value-type="float">
            <text:p>0,00</text:p>
          </table:table-cell>
          <table:table-cell/>
          <table:table-cell office:value-type="string" calcext:value-type="string">
            <text:p>"1lt la livre poid" mais combien de livres par caisse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ettes de g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41" table:formula="of:=[.K156]+([.L156]/20)+([.M156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156]*[.N156]" office:value-type="float" office:value="300" calcext:value-type="float">
            <text:p>3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raffes de verre blan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1" table:formula="of:=[.K157]+([.L157]/20)+([.M157]/240)" office:value-type="float" office:value="0.5" calcext:value-type="float">
            <text:p>0,50000</text:p>
          </table:table-cell>
          <table:table-cell table:number-columns-repeated="4"/>
          <table:table-cell table:style-name="ce18" table:formula="of:=[.I157]*[.N157]" office:value-type="float" office:value="5" calcext:value-type="float">
            <text:p>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000" calcext:value-type="float">
            <text:p>2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1" table:formula="of:=[.K158]+([.L158]/20)+([.M158]/240)" office:value-type="float" office:value="0.75" calcext:value-type="float">
            <text:p>0,75000</text:p>
          </table:table-cell>
          <table:table-cell table:number-columns-repeated="4"/>
          <table:table-cell table:style-name="ce18" table:formula="of:=[.I158]*[.N158]" office:value-type="float" office:value="15000" calcext:value-type="float">
            <text:p>15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eru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table:style-name="ce21" office:value-type="float" office:value="600" calcext:value-type="float">
            <text:p>600,00</text:p>
          </table:table-cell>
          <table:table-cell table:style-name="ce27" office:value-type="string" calcext:value-type="string">
            <text:p>livres</text:p>
          </table:table-cell>
          <table:table-cell table:style-name="ce34" office:value-type="float" office:value="0.3" calcext:value-type="float">
            <text:p>0,300</text:p>
          </table:table-cell>
          <table:table-cell table:number-columns-repeated="2"/>
          <table:table-cell table:style-name="ce41" table:formula="of:=[.K159]+([.L159]/20)+([.M159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59]*[.N159]" office:value-type="float" office:value="180" calcext:value-type="float">
            <text:p>180,00</text:p>
          </table:table-cell>
          <table:table-cell/>
          <table:table-cell table:style-name="ce38" office:value-type="string" calcext:value-type="string">
            <text:p>2 barrils de 300 livres poid chacun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5896" calcext:value-type="float">
            <text:p>205 89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41" table:formula="of:=[.K160]+([.L160]/20)+([.M160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60]*[.N160]" office:value-type="float" office:value="41179.2" calcext:value-type="float">
            <text:p>41 179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161]+([.L161]/20)+([.M161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161]*[.N161]" office:value-type="float" office:value="2000" calcext:value-type="float">
            <text:p>2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udrons de cuiv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futailles</text:p>
          </table:table-cell>
          <table:table-cell table:number-columns-repeated="3"/>
          <table:table-cell table:style-name="ce41" table:formula="of:=[.K162]+([.L162]/20)+([.M162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62]*[.N162]" office:value-type="float" office:value="0" calcext:value-type="float">
            <text:p>0,00</text:p>
          </table:table-cell>
          <table:table-cell/>
          <table:table-cell office:value-type="string" calcext:value-type="string">
            <text:p>"1Lt 10 la livre" combien de livres dans une futaille ?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loux </text:span>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900" calcext:value-type="float">
            <text:p>5 900,00</text:p>
          </table:table-cell>
          <table:table-cell office:value-type="string" calcext:value-type="string">
            <text:p>Livres</text:p>
          </table:table-cell>
          <table:table-cell table:style-name="ce34" office:value-type="float" office:value="0.3" calcext:value-type="float">
            <text:p>0,300</text:p>
          </table:table-cell>
          <table:table-cell table:number-columns-repeated="2"/>
          <table:table-cell table:style-name="ce41" table:formula="of:=[.K163]+([.L163]/20)+([.M163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63]*[.N163]" office:value-type="float" office:value="1770" calcext:value-type="float">
            <text:p>1 77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rnes à lantern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table:formula="of:=[.K164]+([.L164]/20)+([.M164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164]*[.N164]" office:value-type="float" office:value="18.6" calcext:value-type="float">
            <text:p>18,6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ton des In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41" table:formula="of:=[.K165]+([.L165]/20)+([.M16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65]*[.N165]" office:value-type="float" office:value="0" calcext:value-type="float">
            <text:p>0,00</text:p>
          </table:table-cell>
          <table:table-cell/>
          <table:table-cell office:value-type="string" calcext:value-type="string">
            <text:p>2 lt la pièce, mais pas de nb de pièces par ball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7423" calcext:value-type="float">
            <text:p>7 423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166]+([.L166]/20)+([.M166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166]*[.N166]" office:value-type="float" office:value="59384" calcext:value-type="float">
            <text:p>59 38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350" calcext:value-type="float">
            <text:p>350,000</text:p>
          </table:table-cell>
          <table:table-cell table:number-columns-repeated="2"/>
          <table:table-cell table:style-name="ce41" table:formula="of:=[.K167]+([.L167]/20)+([.M167]/240)" office:value-type="float" office:value="350" calcext:value-type="float">
            <text:p>350,00000</text:p>
          </table:table-cell>
          <table:table-cell table:number-columns-repeated="4"/>
          <table:table-cell table:style-name="ce18" table:formula="of:=[.I167]*[.N167]" office:value-type="float" office:value="1050" calcext:value-type="float">
            <text:p>1 0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350" calcext:value-type="float">
            <text:p>350,000</text:p>
          </table:table-cell>
          <table:table-cell table:number-columns-repeated="2"/>
          <table:table-cell table:style-name="ce41" table:formula="of:=[.K168]+([.L168]/20)+([.M168]/240)" office:value-type="float" office:value="350" calcext:value-type="float">
            <text:p>350,00000</text:p>
          </table:table-cell>
          <table:table-cell table:number-columns-repeated="4"/>
          <table:table-cell table:style-name="ce18" table:formula="of:=[.I168]*[.N168]" office:value-type="float" office:value="350" calcext:value-type="float">
            <text:p>3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19" calcext:value-type="float">
            <text:p>519,00</text:p>
          </table:table-cell>
          <table:table-cell office:value-type="string" calcext:value-type="string">
            <text:p>douzai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69]+([.L169]/20)+([.M169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169]*[.N169]" office:value-type="float" office:value="778.5" calcext:value-type="float">
            <text:p>778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385" calcext:value-type="float">
            <text:p>2 385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70]+([.L170]/20)+([.M170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170]*[.N170]" office:value-type="float" office:value="3577.5" calcext:value-type="float">
            <text:p>3 577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table:formula="of:=[.K171]+([.L171]/20)+([.M171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171]*[.N171]" office:value-type="float" office:value="3.75" calcext:value-type="float">
            <text:p>3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eau fort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table:formula="of:=[.K172]+([.L172]/20)+([.M172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172]*[.N172]" office:value-type="float" office:value="375" calcext:value-type="float">
            <text:p>3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65" calcext:value-type="float">
            <text:p>265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173]+([.L173]/20)+([.M173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173]*[.N173]" office:value-type="float" office:value="530" calcext:value-type="float">
            <text:p>53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 table:formula="of:=[.K174]+([.L174]/20)+([.M174]/240)" office:value-type="float" office:value="1.2" calcext:value-type="float">
            <text:p>1,20000</text:p>
          </table:table-cell>
          <table:table-cell table:number-columns-repeated="4"/>
          <table:table-cell table:style-name="ce18" table:formula="of:=[.I174]*[.N174]" office:value-type="float" office:value="312" calcext:value-type="float">
            <text:p>31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36" calcext:value-type="float">
            <text:p>13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41" table:formula="of:=[.K175]+([.L175]/20)+([.M175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175]*[.N175]" office:value-type="float" office:value="54.4" calcext:value-type="float">
            <text:p>54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7175" calcext:value-type="float">
            <text:p>37 175,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number-columns-repeated="2"/>
          <table:table-cell table:style-name="ce41" table:formula="of:=[.K176]+([.L176]/20)+([.M176]/240)" office:value-type="float" office:value="0.13" calcext:value-type="float">
            <text:p>0,13000</text:p>
          </table:table-cell>
          <table:table-cell table:number-columns-repeated="4"/>
          <table:table-cell table:style-name="ce18" table:formula="of:=[.I176]*[.N176]" office:value-type="float" office:value="4832.75" calcext:value-type="float">
            <text:p>4 832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41" table:formula="of:=[.K177]+([.L177]/20)+([.M177]/240)" office:value-type="float" office:value="90" calcext:value-type="float">
            <text:p>90,00000</text:p>
          </table:table-cell>
          <table:table-cell table:number-columns-repeated="4"/>
          <table:table-cell table:style-name="ce18" table:formula="of:=[.I177]*[.N177]" office:value-type="float" office:value="2790" calcext:value-type="float">
            <text:p>2 79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feui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202" calcext:value-type="float">
            <text:p>5 202,00</text:p>
          </table:table-cell>
          <table:table-cell office:value-type="string" calcext:value-type="string">
            <text:p>bar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178]+([.L178]/20)+([.M178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78]*[.N178]" office:value-type="float" office:value="1040.4" calcext:value-type="float">
            <text:p>1 040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tau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41" table:formula="of:=[.K179]+([.L179]/20)+([.M179]/240)" office:value-type="float" office:value="0.35" calcext:value-type="float">
            <text:p>0,35000</text:p>
          </table:table-cell>
          <table:table-cell table:number-columns-repeated="4"/>
          <table:table-cell table:style-name="ce18" table:formula="of:=[.I179]*[.N179]" office:value-type="float" office:value="157.5" calcext:value-type="float">
            <text:p>157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90" calcext:value-type="float">
            <text:p>19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180]+([.L180]/20)+([.M180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80]*[.N180]" office:value-type="float" office:value="57" calcext:value-type="float">
            <text:p>57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l de cot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oucauds</text:p>
          </table:table-cell>
          <table:table-cell table:number-columns-repeated="3"/>
          <table:table-cell table:style-name="ce41" table:formula="of:=[.K181]+([.L181]/20)+([.M181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81]*[.N181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l de cot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82]+([.L182]/20)+([.M182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182]*[.N182]" office:value-type="float" office:value="480" calcext:value-type="float">
            <text:p>48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l à voi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41" table:formula="of:=[.K183]+([.L183]/20)+([.M183]/240)" office:value-type="float" office:value="70" calcext:value-type="float">
            <text:p>70,00000</text:p>
          </table:table-cell>
          <table:table-cell table:number-columns-repeated="4"/>
          <table:table-cell table:style-name="ce18" table:formula="of:=[.I183]*[.N183]" office:value-type="float" office:value="700" calcext:value-type="float">
            <text:p>700,00</text:p>
          </table:table-cell>
          <table:table-cell/>
          <table:table-cell office:value-type="string" calcext:value-type="string">
            <text:p>prix difficilement lisibl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ourche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table:formula="of:=[.K184]+([.L184]/20)+([.M184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184]*[.N184]" office:value-type="float" office:value="5" calcext:value-type="float">
            <text:p>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41" table:formula="of:=[.K185]+([.L185]/20)+([.M18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85]*[.N185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20" calcext:value-type="float">
            <text:p>620,00</text:p>
          </table:table-cell>
          <table:table-cell office:value-type="string" calcext:value-type="string">
            <text:p>pains</text:p>
          </table:table-cell>
          <table:table-cell office:value-type="float" office:value="1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1" table:formula="of:=[.K186]+([.L186]/20)+([.M186]/240)" office:value-type="float" office:value="1.75" calcext:value-type="float">
            <text:p>1,75000</text:p>
          </table:table-cell>
          <table:table-cell table:number-columns-repeated="4"/>
          <table:table-cell table:style-name="ce18" table:formula="of:=[.I186]*[.N186]" office:value-type="float" office:value="1085" calcext:value-type="float">
            <text:p>1 08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79612" calcext:value-type="float">
            <text:p>79 6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1" table:formula="of:=[.K187]+([.L187]/20)+([.M187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87]*[.N187]" office:value-type="float" office:value="23883.6" calcext:value-type="float">
            <text:p>23 883,6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usil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188]+([.L188]/20)+([.M188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188]*[.N188]" office:value-type="float" office:value="1000" calcext:value-type="float">
            <text:p>1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41" table:formula="of:=[.K189]+([.L189]/20)+([.M189]/240)" office:value-type="float" office:value="22" calcext:value-type="float">
            <text:p>22,00000</text:p>
          </table:table-cell>
          <table:table-cell table:number-columns-repeated="4"/>
          <table:table-cell table:style-name="ce18" table:formula="of:=[.I189]*[.N189]" office:value-type="float" office:value="5500" calcext:value-type="float">
            <text:p>5 5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76" calcext:value-type="float">
            <text:p>76,00</text:p>
          </table:table-cell>
          <table:table-cell/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190]+([.L190]/20)+([.M190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190]*[.N190]" office:value-type="float" office:value="608" calcext:value-type="float">
            <text:p>60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irof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41" table:formula="of:=[.K191]+([.L191]/20)+([.M191]/240)" office:value-type="float" office:value="14" calcext:value-type="float">
            <text:p>14,00000</text:p>
          </table:table-cell>
          <table:table-cell table:number-columns-repeated="4"/>
          <table:table-cell table:style-name="ce18" table:formula="of:=[.I191]*[.N191]" office:value-type="float" office:value="1400" calcext:value-type="float">
            <text:p>1 400,00</text:p>
          </table:table-cell>
          <table:table-cell/>
          <table:table-cell office:value-type="string" calcext:value-type="string">
            <text:p>1 baril de 100 livres poid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41" table:formula="of:=[.K192]+([.L192]/20)+([.M192]/240)" office:value-type="float" office:value="0.15" calcext:value-type="float">
            <text:p>0,15000</text:p>
          </table:table-cell>
          <table:table-cell table:number-columns-repeated="4"/>
          <table:table-cell table:style-name="ce18" table:formula="of:=[.I192]*[.N192]" office:value-type="float" office:value="45" calcext:value-type="float">
            <text:p>4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oblets de ver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41" table:formula="of:=[.K193]+([.L193]/20)+([.M193]/240)" office:value-type="float" office:value="80" calcext:value-type="float">
            <text:p>80,00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18" table:formula="of:=[.I193]*[.N193]" office:value-type="float" office:value="80" calcext:value-type="float">
            <text:p>80,00</text:p>
          </table:table-cell>
          <table:table-cell/>
          <table:table-cell office:value-type="string" calcext:value-type="string">
            <text:p>valeur de 8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ruea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55" calcext:value-type="float">
            <text:p>2 0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1" table:formula="of:=[.K194]+([.L194]/20)+([.M194]/240)" office:value-type="float" office:value="0.05" calcext:value-type="float">
            <text:p>0,05000</text:p>
          </table:table-cell>
          <table:table-cell table:number-columns-repeated="4"/>
          <table:table-cell table:style-name="ce18" table:formula="of:=[.I194]*[.N194]" office:value-type="float" office:value="102.75" calcext:value-type="float">
            <text:p>102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uinga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195]+([.L195]/20)+([.M195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195]*[.N195]" office:value-type="float" office:value="10000" calcext:value-type="float">
            <text:p>10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arangs blanc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41" table:formula="of:=[.K196]+([.L196]/20)+([.M196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196]*[.N196]" office:value-type="float" office:value="270" calcext:value-type="float">
            <text:p>27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orloges de sab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41" table:formula="of:=[.K197]+([.L197]/20)+([.M197]/240)" office:value-type="float" office:value="60" calcext:value-type="float">
            <text:p>60,00000</text:p>
          </table:table-cell>
          <table:table-cell table:number-columns-repeated="4"/>
          <table:table-cell table:style-name="ce18" table:formula="of:=[.I197]*[.N197]" office:value-type="float" office:value="120" calcext:value-type="float">
            <text:p>1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e balei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41" table:formula="of:=[.K198]+([.L198]/20)+([.M198]/240)" office:value-type="float" office:value="35" calcext:value-type="float">
            <text:p>35,00000</text:p>
          </table:table-cell>
          <table:table-cell table:number-columns-repeated="4"/>
          <table:table-cell table:style-name="ce18" table:formula="of:=[.I198]*[.N198]" office:value-type="float" office:value="700" calcext:value-type="float">
            <text:p>700,00</text:p>
          </table:table-cell>
          <table:table-cell/>
          <table:table-cell office:value-type="string" calcext:value-type="string">
            <text:p>barils de 266 livre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e grain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100" calcext:value-type="float">
            <text:p>8 10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41" table:formula="of:=[.K199]+([.L199]/20)+([.M199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199]*[.N199]" office:value-type="float" office:value="3240" calcext:value-type="float">
            <text:p>3 24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41" table:formula="of:=[.K200]+([.L200]/20)+([.M200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200]*[.N200]" office:value-type="float" office:value="300" calcext:value-type="float">
            <text:p>3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riqu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41" table:formula="of:=[.K201]+([.L201]/20)+([.M201]/240)" office:value-type="float" office:value="130" calcext:value-type="float">
            <text:p>130,00000</text:p>
          </table:table-cell>
          <table:table-cell table:number-columns-repeated="4"/>
          <table:table-cell table:style-name="ce18" table:formula="of:=[.I201]*[.N201]" office:value-type="float" office:value="260" calcext:value-type="float">
            <text:p>2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41" table:formula="of:=[.K202]+([.L202]/20)+([.M202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02]*[.N202]" office:value-type="float" office:value="0" calcext:value-type="float">
            <text:p>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41" table:formula="of:=[.K203]+([.L203]/20)+([.M203]/240)" office:value-type="float" office:value="80" calcext:value-type="float">
            <text:p>80,00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18" table:formula="of:=[.I203]*[.N203]" office:value-type="float" office:value="80" calcext:value-type="float">
            <text:p>80,00</text:p>
          </table:table-cell>
          <table:table-cell/>
          <table:table-cell office:value-type="string" calcext:value-type="string">
            <text:p>8 sous la livre poid, prix unitair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204]+([.L204]/20)+([.M204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204]*[.N204]" office:value-type="float" office:value="3750" calcext:value-type="float">
            <text:p>3 7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205]+([.L205]/20)+([.M205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205]*[.N205]" office:value-type="float" office:value="7500" calcext:value-type="float">
            <text:p>7 500,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n crû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table:style-name="ce21"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table:formula="of:=[.K206]+([.L206]/20)+([.M206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206]*[.N206]" office:value-type="float" office:value="6000" calcext:value-type="float">
            <text:p>6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nge vie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207]+([.L207]/20)+([.M207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207]*[.N207]" office:value-type="float" office:value="750" calcext:value-type="float">
            <text:p>7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8" calcext:value-type="float">
            <text:p>308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41" table:formula="of:=[.K208]+([.L208]/20)+([.M208]/240)" office:value-type="float" office:value="50" calcext:value-type="float">
            <text:p>50,00000</text:p>
          </table:table-cell>
          <table:table-cell table:number-columns-repeated="4"/>
          <table:table-cell table:style-name="ce18" table:formula="of:=[.I208]*[.N208]" office:value-type="float" office:value="15400" calcext:value-type="float">
            <text:p>15 4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21820" calcext:value-type="float">
            <text:p>21820,000</text:p>
          </table:table-cell>
          <table:table-cell table:number-columns-repeated="2"/>
          <table:table-cell table:style-name="ce41" table:formula="of:=[.K209]+([.L209]/20)+([.M209]/240)" office:value-type="float" office:value="21820" calcext:value-type="float">
            <text:p>21820,00000</text:p>
          </table:table-cell>
          <table:table-cell office:value-type="float" office:value="21820" calcext:value-type="float">
            <text:p>21820</text:p>
          </table:table-cell>
          <table:table-cell table:number-columns-repeated="3"/>
          <table:table-cell table:style-name="ce18" table:formula="of:=[.I209]*[.N209]" office:value-type="float" office:value="21820" calcext:value-type="float">
            <text:p>21 820,00</text:p>
          </table:table-cell>
          <table:table-cell/>
          <table:table-cell office:value-type="string" calcext:value-type="string">
            <text:p>valeur de 21820 livre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r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41" table:formula="of:=[.K210]+([.L210]/20)+([.M210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210]*[.N210]" office:value-type="float" office:value="1600" calcext:value-type="float">
            <text:p>1 6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41" table:formula="of:=[.K211]+([.L211]/20)+([.M211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211]*[.N211]" office:value-type="float" office:value="40" calcext:value-type="float">
            <text:p>4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41" table:formula="of:=[.K212]+([.L212]/20)+([.M212]/240)" office:value-type="float" office:value="100" calcext:value-type="float">
            <text:p>100,00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8" table:formula="of:=[.I212]*[.N212]" office:value-type="float" office:value="100" calcext:value-type="float">
            <text:p>100,00</text:p>
          </table:table-cell>
          <table:table-cell/>
          <table:table-cell office:value-type="string" calcext:value-type="string">
            <text:p>valeur de 100 livre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irrain à pipes douë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131" calcext:value-type="float">
            <text:p>1 131,00</text:p>
          </table:table-cell>
          <table:table-cell office:value-type="string" calcext:value-type="string">
            <text:p>pièc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41" table:formula="of:=[.K213]+([.L213]/20)+([.M213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213]*[.N213]" office:value-type="float" office:value="452.4" calcext:value-type="float">
            <text:p>452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ines de plomb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214]+([.L214]/20)+([.M214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214]*[.N214]" office:value-type="float" office:value="1000" calcext:value-type="float">
            <text:p>1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750" calcext:value-type="float">
            <text:p>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1" table:formula="of:=[.K215]+([.L215]/20)+([.M215]/240)" office:value-type="float" office:value="0.1" calcext:value-type="float">
            <text:p>0,10000</text:p>
          </table:table-cell>
          <table:table-cell table:number-columns-repeated="4"/>
          <table:table-cell table:style-name="ce18" table:formula="of:=[.I215]*[.N215]" office:value-type="float" office:value="75" calcext:value-type="float">
            <text:p>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41" table:formula="of:=[.K216]+([.L216]/20)+([.M216]/240)" office:value-type="float" office:value="1.1" calcext:value-type="float">
            <text:p>1,10000</text:p>
          </table:table-cell>
          <table:table-cell table:number-columns-repeated="4"/>
          <table:table-cell table:style-name="ce18" table:formula="of:=[.I216]*[.N216]" office:value-type="float" office:value="330" calcext:value-type="float">
            <text:p>33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41" table:formula="of:=[.K217]+([.L217]/20)+([.M217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217]*[.N217]" office:value-type="float" office:value="408" calcext:value-type="float">
            <text:p>40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usca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table:style-name="ce27" office:value-type="string" calcext:value-type="string">
            <text:p>paquets</text:p>
          </table:table-cell>
          <table:table-cell table:number-columns-repeated="3"/>
          <table:table-cell table:style-name="ce41" table:formula="of:=[.K218]+([.L218]/20)+([.M218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18]*[.N218]" office:value-type="float" office:value="0" calcext:value-type="float">
            <text:p>0,00</text:p>
          </table:table-cell>
          <table:table-cell/>
          <table:table-cell office:value-type="string" calcext:value-type="string">
            <text:p>pas de prix pour le paqu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usca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37" calcext:value-type="float">
            <text:p>137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219]+([.L219]/20)+([.M219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219]*[.N219]" office:value-type="float" office:value="1096" calcext:value-type="float">
            <text:p>1 09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baril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1" table:formula="of:=[.K220]+([.L220]/20)+([.M220]/240)" office:value-type="float" office:value="0.175" calcext:value-type="float">
            <text:p>0,17500</text:p>
          </table:table-cell>
          <table:table-cell table:number-columns-repeated="4"/>
          <table:table-cell table:style-name="ce18" table:formula="of:=[.I220]*[.N220]" office:value-type="float" office:value="52.5" calcext:value-type="float">
            <text:p>52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41" table:formula="of:=[.K221]+([.L221]/20)+([.M221]/240)" office:value-type="float" office:value="0.15" calcext:value-type="float">
            <text:p>0,15000</text:p>
          </table:table-cell>
          <table:table-cell table:number-columns-repeated="4"/>
          <table:table-cell table:style-name="ce18" table:formula="of:=[.I221]*[.N221]" office:value-type="float" office:value="8.25" calcext:value-type="float">
            <text:p>8,2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c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 office:value-type="float" office:value="0.05" calcext:value-type="float">
            <text:p>0,050</text:p>
          </table:table-cell>
          <table:table-cell table:number-columns-repeated="2"/>
          <table:table-cell table:style-name="ce41" table:formula="of:=[.K222]+([.L222]/20)+([.M222]/240)" office:value-type="float" office:value="0.05" calcext:value-type="float">
            <text:p>0,05000</text:p>
          </table:table-cell>
          <table:table-cell table:number-columns-repeated="4"/>
          <table:table-cell table:style-name="ce18" table:formula="of:=[.I222]*[.N222]" office:value-type="float" office:value="25" calcext:value-type="float">
            <text:p>2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r bat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223]+([.L223]/20)+([.M223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223]*[.N223]" office:value-type="float" office:value="4" calcext:value-type="float">
            <text:p>4,00</text:p>
          </table:table-cell>
          <table:table-cell/>
          <table:table-cell table:style-name="ce38" office:value-type="string" calcext:value-type="string">
            <text:p>unité de compte incompréhensibl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ram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41" table:formula="of:=[.K224]+([.L224]/20)+([.M224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224]*[.N224]" office:value-type="float" office:value="280" calcext:value-type="float">
            <text:p>28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eau de cuir rou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41" table:formula="of:=[.K225]+([.L225]/20)+([.M225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225]*[.N225]" office:value-type="float" office:value="2" calcext:value-type="float">
            <text:p>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nceaux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table:formula="of:=[.K226]+([.L226]/20)+([.M226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226]*[.N226]" office:value-type="float" office:value="6.25" calcext:value-type="float">
            <text:p>6,2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nceaux a gaudronn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douzai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227]+([.L227]/20)+([.M227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227]*[.N227]" office:value-type="float" office:value="16" calcext:value-type="float">
            <text:p>1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einture jau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228]+([.L228]/20)+([.M228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228]*[.N228]" office:value-type="float" office:value="5" calcext:value-type="float">
            <text:p>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er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41" table:formula="of:=[.K229]+([.L229]/20)+([.M229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229]*[.N229]" office:value-type="float" office:value="200" calcext:value-type="float">
            <text:p>2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erres à fusil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 office:value-type="float" office:value="0.05" calcext:value-type="float">
            <text:p>0,050</text:p>
          </table:table-cell>
          <table:table-cell table:number-columns-repeated="2"/>
          <table:table-cell table:style-name="ce41" table:formula="of:=[.K230]+([.L230]/20)+([.M230]/240)" office:value-type="float" office:value="0.05" calcext:value-type="float">
            <text:p>0,05000</text:p>
          </table:table-cell>
          <table:table-cell table:number-columns-repeated="4"/>
          <table:table-cell table:style-name="ce18" table:formula="of:=[.I230]*[.N230]" office:value-type="float" office:value="2.5" calcext:value-type="float">
            <text:p>2,50</text:p>
          </table:table-cell>
          <table:table-cell/>
          <table:table-cell office:value-type="string" calcext:value-type="string">
            <text:p>1 baril de 50 livres poid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offr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41" table:formula="of:=[.K231]+([.L231]/20)+([.M231]/240)" office:value-type="float" office:value="45" calcext:value-type="float">
            <text:p>45,00000</text:p>
          </table:table-cell>
          <table:table-cell table:number-columns-repeated="4"/>
          <table:table-cell table:style-name="ce18" table:formula="of:=[.I231]*[.N231]" office:value-type="float" office:value="90" calcext:value-type="float">
            <text:p>9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41" calcext:value-type="float">
            <text:p>541,00</text:p>
          </table:table-cell>
          <table:table-cell office:value-type="string" calcext:value-type="string">
            <text:p>gross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table:formula="of:=[.K232]+([.L232]/20)+([.M232]/240)" office:value-type="float" office:value="2.25" calcext:value-type="float">
            <text:p>2,25000</text:p>
          </table:table-cell>
          <table:table-cell office:value-type="float" office:value="1082" calcext:value-type="float">
            <text:p>1082</text:p>
          </table:table-cell>
          <table:table-cell table:number-columns-repeated="3"/>
          <table:table-cell table:style-name="ce18" table:formula="of:=[.I232]*[.N232]" office:value-type="float" office:value="1217.25" calcext:value-type="float">
            <text:p>1 217,25</text:p>
          </table:table-cell>
          <table:table-cell office:value-type="float" office:value="135.25" calcext:value-type="float">
            <text:p>135,25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233]+([.L233]/20)+([.M233]/240)" office:value-type="float" office:value="5.5" calcext:value-type="float">
            <text:p>5,50000</text:p>
          </table:table-cell>
          <table:table-cell table:number-columns-repeated="4"/>
          <table:table-cell table:style-name="ce18" table:formula="of:=[.I233]*[.N233]" office:value-type="float" office:value="550" calcext:value-type="float">
            <text:p>5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27" calcext:value-type="float">
            <text:p>327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formula="of:=[.K234]+([.L234]/20)+([.M234]/240)" office:value-type="float" office:value="1.4" calcext:value-type="float">
            <text:p>1,40000</text:p>
          </table:table-cell>
          <table:table-cell table:number-columns-repeated="4"/>
          <table:table-cell table:style-name="ce18" table:formula="of:=[.I234]*[.N234]" office:value-type="float" office:value="457.8" calcext:value-type="float">
            <text:p>457,80</text:p>
          </table:table-cell>
          <table:table-cell/>
          <table:table-cell office:value-type="string" calcext:value-type="string">
            <text:p>nombre de sous difficile à lir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iver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3177" calcext:value-type="float">
            <text:p>13 17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table:formula="of:=[.K235]+([.L235]/20)+([.M235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235]*[.N235]" office:value-type="float" office:value="7906.2" calcext:value-type="float">
            <text:p>7 906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que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float" office:value="4" calcext:value-type="float">
            <text:p>4,000</text:p>
          </table:table-cell>
          <table:table-cell table:number-columns-repeated="2"/>
          <table:table-cell table:style-name="ce41" table:formula="of:=[.K236]+([.L236]/20)+([.M236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236]*[.N236]" office:value-type="float" office:value="8" calcext:value-type="float">
            <text:p>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Livres</text:p>
          </table:table-cell>
          <table:table-cell office:value-type="float" office:value="0.26" calcext:value-type="float">
            <text:p>0,260</text:p>
          </table:table-cell>
          <table:table-cell table:number-columns-repeated="2"/>
          <table:table-cell table:style-name="ce41" table:formula="of:=[.K237]+([.L237]/20)+([.M237]/240)" office:value-type="float" office:value="0.26" calcext:value-type="float">
            <text:p>0,26000</text:p>
          </table:table-cell>
          <table:table-cell table:number-columns-repeated="4"/>
          <table:table-cell table:style-name="ce18" table:formula="of:=[.I237]*[.N237]" office:value-type="float" office:value="169" calcext:value-type="float">
            <text:p>169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41" table:formula="of:=[.K238]+([.L238]/20)+([.M238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38]*[.N238]" office:value-type="float" office:value="0" calcext:value-type="float">
            <text:p>0,00</text:p>
          </table:table-cell>
          <table:table-cell/>
          <table:table-cell office:value-type="string" calcext:value-type="string">
            <text:p>"4 Lt la livre" combien de livres par caisses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aquets</text:p>
          </table:table-cell>
          <table:table-cell table:number-columns-repeated="3"/>
          <table:table-cell table:style-name="ce41" table:formula="of:=[.K239]+([.L239]/20)+([.M239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39]*[.N239]" office:value-type="float" office:value="0" calcext:value-type="float">
            <text:p>0,00</text:p>
          </table:table-cell>
          <table:table-cell/>
          <table:table-cell office:value-type="string" calcext:value-type="string">
            <text:p>"4 Lt la livre" combien de livres par paquets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41" table:formula="of:=[.K240]+([.L240]/20)+([.M240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240]*[.N240]" office:value-type="float" office:value="60" calcext:value-type="float">
            <text:p>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oelle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41" table:formula="of:=[.K241]+([.L241]/20)+([.M241]/240)" office:value-type="float" office:value="24" calcext:value-type="float">
            <text:p>24,00000</text:p>
          </table:table-cell>
          <table:table-cell table:number-columns-repeated="4"/>
          <table:table-cell table:style-name="ce18" table:formula="of:=[.I241]*[.N241]" office:value-type="float" office:value="24" calcext:value-type="float">
            <text:p>2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oid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2" calcext:value-type="float">
            <text:p>302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41" table:formula="of:=[.K242]+([.L242]/20)+([.M242]/240)" office:value-type="float" office:value="0.15" calcext:value-type="float">
            <text:p>0,15000</text:p>
          </table:table-cell>
          <table:table-cell table:number-columns-repeated="4"/>
          <table:table-cell table:style-name="ce18" table:formula="of:=[.I242]*[.N242]" office:value-type="float" office:value="45.3" calcext:value-type="float">
            <text:p>45,3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444" calcext:value-type="float">
            <text:p>2 444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 table:formula="of:=[.K243]+([.L243]/20)+([.M243]/240)" office:value-type="float" office:value="1.2" calcext:value-type="float">
            <text:p>1,20000</text:p>
          </table:table-cell>
          <table:table-cell table:number-columns-repeated="4"/>
          <table:table-cell table:style-name="ce18" table:formula="of:=[.I243]*[.N243]" office:value-type="float" office:value="2932.8" calcext:value-type="float">
            <text:p>2 932,8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9500" calcext:value-type="float">
            <text:p>9 500,00</text:p>
          </table:table-cell>
          <table:table-cell office:value-type="string" calcext:value-type="string">
            <text:p>Livres</text:p>
          </table:table-cell>
          <table:table-cell office:value-type="float" office:value="0.7" calcext:value-type="float">
            <text:p>0,700</text:p>
          </table:table-cell>
          <table:table-cell table:number-columns-repeated="2"/>
          <table:table-cell table:style-name="ce41" table:formula="of:=[.K244]+([.L244]/20)+([.M244]/240)" office:value-type="float" office:value="0.7" calcext:value-type="float">
            <text:p>0,70000</text:p>
          </table:table-cell>
          <table:table-cell table:number-columns-repeated="4"/>
          <table:table-cell table:style-name="ce18" table:formula="of:=[.I244]*[.N244]" office:value-type="float" office:value="6650" calcext:value-type="float">
            <text:p>6 6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quinquaille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41" table:formula="of:=[.K245]+([.L245]/20)+([.M245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245]*[.N245]" office:value-type="float" office:value="20" calcext:value-type="float">
            <text:p>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salemporis ble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pièce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41" table:formula="of:=[.K246]+([.L246]/20)+([.M246]/240)" office:value-type="float" office:value="27" calcext:value-type="float">
            <text:p>27,00000</text:p>
          </table:table-cell>
          <table:table-cell table:number-columns-repeated="4"/>
          <table:table-cell table:style-name="ce18" table:formula="of:=[.I246]*[.N246]" office:value-type="float" office:value="13500" calcext:value-type="float">
            <text:p>13 5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salpêt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41" table:formula="of:=[.K247]+([.L247]/20)+([.M247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47]*[.N247]" office:value-type="float" office:value="0" calcext:value-type="float">
            <text:p>0,00</text:p>
          </table:table-cell>
          <table:table-cell/>
          <table:table-cell table:style-name="ce38" office:value-type="string" calcext:value-type="string">
            <text:p>barils de 150 livres poids, pas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60" calcext:value-type="float">
            <text:p>66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41" table:formula="of:=[.K248]+([.L248]/20)+([.M248]/240)" office:value-type="float" office:value="0.15" calcext:value-type="float">
            <text:p>0,15000</text:p>
          </table:table-cell>
          <table:table-cell table:number-columns-repeated="4"/>
          <table:table-cell table:style-name="ce18" table:formula="of:=[.I248]*[.N248]" office:value-type="float" office:value="99" calcext:value-type="float">
            <text:p>99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abac de Virgini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9000" calcext:value-type="float">
            <text:p>9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1" table:formula="of:=[.K249]+([.L249]/20)+([.M249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249]*[.N249]" office:value-type="float" office:value="2700" calcext:value-type="float">
            <text:p>2 7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eintu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650" calcext:value-type="float">
            <text:p>1 65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250]+([.L250]/20)+([.M250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250]*[.N250]" office:value-type="float" office:value="495" calcext:value-type="float">
            <text:p>495,00</text:p>
          </table:table-cell>
          <table:table-cell/>
          <table:table-cell office:value-type="string" calcext:value-type="string">
            <text:p>barils de 150 livres poid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eintu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251]+([.L251]/20)+([.M251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251]*[.N251]" office:value-type="float" office:value="9" calcext:value-type="float">
            <text:p>9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erraille gro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1" table:formula="of:=[.K252]+([.L252]/20)+([.M252]/240)" office:value-type="float" office:value="0.05" calcext:value-type="float">
            <text:p>0,05000</text:p>
          </table:table-cell>
          <table:table-cell table:number-columns-repeated="4"/>
          <table:table-cell table:style-name="ce18" table:formula="of:=[.I252]*[.N252]" office:value-type="float" office:value="1.5" calcext:value-type="float">
            <text:p>1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090" calcext:value-type="float">
            <text:p>4 09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253]+([.L253]/20)+([.M253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253]*[.N253]" office:value-type="float" office:value="12270" calcext:value-type="float">
            <text:p>12 270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</text:span> en chanv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aquets</text:p>
          </table:table-cell>
          <table:table-cell table:number-columns-repeated="3"/>
          <table:table-cell table:style-name="ce41" table:formula="of:=[.K254]+([.L254]/20)+([.M254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54]*[.N254]" office:value-type="float" office:value="0" calcext:value-type="float">
            <text:p>0,00</text:p>
          </table:table-cell>
          <table:table-cell/>
          <table:table-cell office:value-type="string" calcext:value-type="string">
            <text:p>"15 sous l'aune" combien d'aunes par paquet ?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 </text:span>de cott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41" table:formula="of:=[.K255]+([.L255]/20)+([.M25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55]*[.N255]" office:value-type="float" office:value="0" calcext:value-type="float">
            <text:p>0,00</text:p>
          </table:table-cell>
          <table:table-cell/>
          <table:table-cell office:value-type="string" calcext:value-type="string">
            <text:p>"2 Lt l'aune" combien d'aunes par balle ?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</text:span> de coton imprim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41" table:formula="of:=[.K256]+([.L256]/20)+([.M256]/240)" office:value-type="float" office:value="24" calcext:value-type="float">
            <text:p>24,00000</text:p>
          </table:table-cell>
          <table:table-cell table:number-columns-repeated="4"/>
          <table:table-cell table:style-name="ce18" table:formula="of:=[.I256]*[.N256]" office:value-type="float" office:value="9600" calcext:value-type="float">
            <text:p>9 600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 </text:span>plat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41" table:formula="of:=[.K257]+([.L257]/20)+([.M257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57]*[.N257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</text:span> plat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200" calcext:value-type="float">
            <text:p>4 20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258]+([.L258]/20)+([.M258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258]*[.N258]" office:value-type="float" office:value="21000" calcext:value-type="float">
            <text:p>21 000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</text:span> à voi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41" table:formula="of:=[.K259]+([.L259]/20)+([.M259]/240)" office:value-type="float" office:value="35" calcext:value-type="float">
            <text:p>35,00000</text:p>
          </table:table-cell>
          <table:table-cell table:number-columns-repeated="4"/>
          <table:table-cell table:style-name="ce18" table:formula="of:=[.I259]*[.N259]" office:value-type="float" office:value="700" calcext:value-type="float">
            <text:p>7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gu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41" table:formula="of:=[.K260]+([.L260]/20)+([.M260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260]*[.N260]" office:value-type="float" office:value="30" calcext:value-type="float">
            <text:p>3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41" table:formula="of:=[.K261]+([.L261]/20)+([.M261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261]*[.N261]" office:value-type="float" office:value="16" calcext:value-type="float">
            <text:p>1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roteri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ff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41" table:formula="of:=[.K262]+([.L262]/20)+([.M262]/240)" office:value-type="float" office:value="60" calcext:value-type="float">
            <text:p>60,00000</text:p>
          </table:table-cell>
          <table:table-cell table:number-columns-repeated="4"/>
          <table:table-cell table:style-name="ce18" table:formula="of:=[.I262]*[.N262]" office:value-type="float" office:value="3600" calcext:value-type="float">
            <text:p>3 6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41" table:formula="of:=[.K263]+([.L263]/20)+([.M263]/240)" office:value-type="float" office:value="140" calcext:value-type="float">
            <text:p>140,00000</text:p>
          </table:table-cell>
          <table:table-cell table:number-columns-repeated="4"/>
          <table:table-cell table:style-name="ce18" table:formula="of:=[.I263]*[.N263]" office:value-type="float" office:value="280" calcext:value-type="float">
            <text:p>28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41" table:formula="of:=[.K264]+([.L264]/20)+([.M264]/240)" office:value-type="float" office:value="100" calcext:value-type="float">
            <text:p>100,00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8" table:formula="of:=[.I264]*[.N264]" office:value-type="float" office:value="100" calcext:value-type="float">
            <text:p>100,00</text:p>
          </table:table-cell>
          <table:table-cell/>
          <table:table-cell office:value-type="string" calcext:value-type="string">
            <text:p>valeur de 100 livre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265]+([.L265]/20)+([.M265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265]*[.N265]" office:value-type="float" office:value="1350" calcext:value-type="float">
            <text:p>1 3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7500" calcext:value-type="float">
            <text:p>7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table:formula="of:=[.K266]+([.L266]/20)+([.M266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266]*[.N266]" office:value-type="float" office:value="1875" calcext:value-type="float">
            <text:p>1 8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rr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267]+([.L267]/20)+([.M267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267]*[.N267]" office:value-type="float" office:value="85.5" calcext:value-type="float">
            <text:p>85,5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Blocques</text:span> de ches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93" calcext:value-type="float">
            <text:p>393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41" table:formula="of:=[.K268]+([.L268]/20)+([.M268]/240)" office:value-type="float" office:value="150" calcext:value-type="float">
            <text:p>150,00000</text:p>
          </table:table-cell>
          <table:table-cell table:number-columns-repeated="4"/>
          <table:table-cell table:style-name="ce18" table:formula="of:=[.I268]*[.N268]" office:value-type="float" office:value="58950" calcext:value-type="float">
            <text:p>58 950,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Blocques </text:span>de hest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41" table:formula="of:=[.K269]+([.L269]/20)+([.M269]/240)" office:value-type="float" office:value="200" calcext:value-type="float">
            <text:p>200,00000</text:p>
          </table:table-cell>
          <table:table-cell table:number-columns-repeated="4"/>
          <table:table-cell table:style-name="ce18" table:formula="of:=[.I269]*[.N269]" office:value-type="float" office:value="1600" calcext:value-type="float">
            <text:p>1 600,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is de constructi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454" calcext:value-type="float">
            <text:p>2 454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41" table:formula="of:=[.K270]+([.L270]/20)+([.M270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70]*[.N270]" office:value-type="float" office:value="0" calcext:value-type="float">
            <text:p>0,00</text:p>
          </table:table-cell>
          <table:table-cell/>
          <table:table-cell office:value-type="string" calcext:value-type="string">
            <text:p>1lt5s le pied cub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is pour quilles de navi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41" table:formula="of:=[.K271]+([.L271]/20)+([.M271]/240)" office:value-type="float" office:value="200" calcext:value-type="float">
            <text:p>200,00000</text:p>
          </table:table-cell>
          <table:table-cell table:number-columns-repeated="4"/>
          <table:table-cell table:style-name="ce18" table:formula="of:=[.I271]*[.N271]" office:value-type="float" office:value="1200" calcext:value-type="float">
            <text:p>1 2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rdage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928" calcext:value-type="float">
            <text:p>928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41" table:formula="of:=[.K272]+([.L272]/20)+([.M272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72]*[.N272]" office:value-type="float" office:value="0" calcext:value-type="float">
            <text:p>0,00</text:p>
          </table:table-cell>
          <table:table-cell/>
          <table:table-cell office:value-type="string" calcext:value-type="string">
            <text:p>8 sous le pied couran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rdage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6960" calcext:value-type="float">
            <text:p>6960,000</text:p>
          </table:table-cell>
          <table:table-cell table:number-columns-repeated="2"/>
          <table:table-cell table:style-name="ce41" table:formula="of:=[.K273]+([.L273]/20)+([.M273]/240)" office:value-type="float" office:value="6960" calcext:value-type="float">
            <text:p>6960,00000</text:p>
          </table:table-cell>
          <table:table-cell office:value-type="float" office:value="6960" calcext:value-type="float">
            <text:p>6960</text:p>
          </table:table-cell>
          <table:table-cell table:number-columns-repeated="3"/>
          <table:table-cell table:style-name="ce18" table:formula="of:=[.I273]*[.N273]" office:value-type="float" office:value="6960" calcext:value-type="float">
            <text:p>6 960,00</text:p>
          </table:table-cell>
          <table:table-cell/>
          <table:table-cell office:value-type="string" calcext:value-type="string">
            <text:p>valeur de 696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rd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587" calcext:value-type="float">
            <text:p>587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1" table:formula="of:=[.K274]+([.L274]/20)+([.M274]/240)" office:value-type="float" office:value="1.6" calcext:value-type="float">
            <text:p>1,60000</text:p>
          </table:table-cell>
          <table:table-cell table:number-columns-repeated="4"/>
          <table:table-cell table:style-name="ce18" table:formula="of:=[.I274]*[.N274]" office:value-type="float" office:value="939.2" calcext:value-type="float">
            <text:p>939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rdill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405" calcext:value-type="float">
            <text:p>40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41" table:formula="of:=[.K275]+([.L275]/20)+([.M275]/240)" office:value-type="float" office:value="0.9" calcext:value-type="float">
            <text:p>0,90000</text:p>
          </table:table-cell>
          <table:table-cell table:number-columns-repeated="4"/>
          <table:table-cell table:style-name="ce18" table:formula="of:=[.I275]*[.N275]" office:value-type="float" office:value="364.5" calcext:value-type="float">
            <text:p>364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276]+([.L276]/20)+([.M276]/240)" office:value-type="float" office:value="23.5" calcext:value-type="float">
            <text:p>23,50000</text:p>
          </table:table-cell>
          <table:table-cell table:number-columns-repeated="4"/>
          <table:table-cell table:style-name="ce18" table:formula="of:=[.I276]*[.N276]" office:value-type="float" office:value="235" calcext:value-type="float">
            <text:p>23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47" calcext:value-type="float">
            <text:p>247,00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41" table:formula="of:=[.K277]+([.L277]/20)+([.M277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77]*[.N277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278]+([.L278]/20)+([.M278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278]*[.N278]" office:value-type="float" office:value="160" calcext:value-type="float">
            <text:p>1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evi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style-name="ce41" table:formula="of:=[.K279]+([.L279]/20)+([.M279]/240)" office:value-type="float" office:value="0.025" calcext:value-type="float">
            <text:p>0,02500</text:p>
          </table:table-cell>
          <table:table-cell table:number-columns-repeated="4"/>
          <table:table-cell table:style-name="ce18" table:formula="of:=[.I279]*[.N279]" office:value-type="float" office:value="15" calcext:value-type="float">
            <text:p>1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epar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 table:formula="of:=[.K280]+([.L280]/20)+([.M280]/240)" office:value-type="float" office:value="1.2" calcext:value-type="float">
            <text:p>1,20000</text:p>
          </table:table-cell>
          <table:table-cell table:number-columns-repeated="4"/>
          <table:table-cell table:style-name="ce18" table:formula="of:=[.I280]*[.N280]" office:value-type="float" office:value="91.2" calcext:value-type="float">
            <text:p>91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41" table:formula="of:=[.K281]+([.L281]/20)+([.M281]/240)" office:value-type="float" office:value="22" calcext:value-type="float">
            <text:p>22,00000</text:p>
          </table:table-cell>
          <table:table-cell table:number-columns-repeated="4"/>
          <table:table-cell table:style-name="ce18" table:formula="of:=[.I281]*[.N281]" office:value-type="float" office:value="858" calcext:value-type="float">
            <text:p>85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41" table:formula="of:=[.K282]+([.L282]/20)+([.M282]/240)" office:value-type="float" office:value="80" calcext:value-type="float">
            <text:p>80,00000</text:p>
          </table:table-cell>
          <table:table-cell table:number-columns-repeated="4"/>
          <table:table-cell table:style-name="ce18" table:formula="of:=[.I282]*[.N282]" office:value-type="float" office:value="1200" calcext:value-type="float">
            <text:p>1 2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irrain à bariques douë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822" calcext:value-type="float">
            <text:p>2 822,00</text:p>
          </table:table-cell>
          <table:table-cell office:value-type="string" calcext:value-type="string">
            <text:p>pièc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283]+([.L283]/20)+([.M283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283]*[.N283]" office:value-type="float" office:value="564.4" calcext:value-type="float">
            <text:p>564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irrain à bottes douë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871" calcext:value-type="float">
            <text:p>1 871,00</text:p>
          </table:table-cell>
          <table:table-cell office:value-type="string" calcext:value-type="string">
            <text:p>pièc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284]+([.L284]/20)+([.M284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284]*[.N284]" office:value-type="float" office:value="561.3" calcext:value-type="float">
            <text:p>561,3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irrain à pipes douë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4966" calcext:value-type="float">
            <text:p>34 966,00</text:p>
          </table:table-cell>
          <table:table-cell office:value-type="string" calcext:value-type="string">
            <text:p>pièc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41" table:formula="of:=[.K285]+([.L285]/20)+([.M285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285]*[.N285]" office:value-type="float" office:value="13986.4" calcext:value-type="float">
            <text:p>13 986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286]+([.L286]/20)+([.M286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286]*[.N286]" office:value-type="float" office:value="700" calcext:value-type="float">
            <text:p>7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57" calcext:value-type="float">
            <text:p>157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41" table:formula="of:=[.K287]+([.L287]/20)+([.M287]/240)" office:value-type="float" office:value="9" calcext:value-type="float">
            <text:p>9,00000</text:p>
          </table:table-cell>
          <table:table-cell table:number-columns-repeated="4"/>
          <table:table-cell table:style-name="ce18" table:formula="of:=[.I287]*[.N287]" office:value-type="float" office:value="1413" calcext:value-type="float">
            <text:p>1 413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18" calcext:value-type="float">
            <text:p>318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288]+([.L288]/20)+([.M288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288]*[.N288]" office:value-type="float" office:value="1590" calcext:value-type="float">
            <text:p>1 59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90" calcext:value-type="float">
            <text:p>39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41" table:formula="of:=[.K289]+([.L289]/20)+([.M289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289]*[.N289]" office:value-type="float" office:value="585" calcext:value-type="float">
            <text:p>58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576" calcext:value-type="float">
            <text:p>576,00</text:p>
          </table:table-cell>
          <table:table-cell office:value-type="string" calcext:value-type="string">
            <text:p>ordinaires</text:p>
          </table:table-cell>
          <table:table-cell table:number-columns-repeated="3"/>
          <table:table-cell table:style-name="ce41" table:formula="of:=[.K290]+([.L290]/20)+([.M290]/240)" office:value-type="float" office:value="0" calcext:value-type="float">
            <text:p>0,000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18" table:formula="of:=[.I290]*[.N290]" office:value-type="float" office:value="0" calcext:value-type="float">
            <text:p>0,00</text:p>
          </table:table-cell>
          <table:table-cell/>
          <table:table-cell office:value-type="string" calcext:value-type="string">
            <text:p>valeur de 120 livre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ivers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12000" calcext:value-type="float">
            <text:p>12000,000</text:p>
          </table:table-cell>
          <table:table-cell table:number-columns-repeated="2"/>
          <table:table-cell table:style-name="ce41" table:formula="of:=[.K291]+([.L291]/20)+([.M291]/240)" office:value-type="float" office:value="12000" calcext:value-type="float">
            <text:p>12000,00000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8" table:formula="of:=[.I291]*[.N291]" office:value-type="float" office:value="12000" calcext:value-type="float">
            <text:p>12 000,00</text:p>
          </table:table-cell>
          <table:table-cell/>
          <table:table-cell office:value-type="string" calcext:value-type="string">
            <text:p>valeur de 104 livre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292]+([.L292]/20)+([.M292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292]*[.N292]" office:value-type="float" office:value="3800" calcext:value-type="float">
            <text:p>3 8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41" table:formula="of:=[.K293]+([.L293]/20)+([.M293]/240)" office:value-type="float" office:value="9" calcext:value-type="float">
            <text:p>9,00000</text:p>
          </table:table-cell>
          <table:table-cell table:number-columns-repeated="4"/>
          <table:table-cell table:style-name="ce18" table:formula="of:=[.I293]*[.N293]" office:value-type="float" office:value="1872" calcext:value-type="float">
            <text:p>1 87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294]+([.L294]/20)+([.M294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294]*[.N294]" office:value-type="float" office:value="1920" calcext:value-type="float">
            <text:p>1 9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874" calcext:value-type="float">
            <text:p>1 874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295]+([.L295]/20)+([.M295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295]*[.N295]" office:value-type="float" office:value="9370" calcext:value-type="float">
            <text:p>9 37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24" calcext:value-type="float">
            <text:p>224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41" table:formula="of:=[.K296]+([.L296]/20)+([.M296]/240)" office:value-type="float" office:value="1.6" calcext:value-type="float">
            <text:p>1,60000</text:p>
          </table:table-cell>
          <table:table-cell table:number-columns-repeated="4"/>
          <table:table-cell table:style-name="ce18" table:formula="of:=[.I296]*[.N296]" office:value-type="float" office:value="358.4" calcext:value-type="float">
            <text:p>358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41" table:formula="of:=[.K297]+([.L297]/20)+([.M297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297]*[.N297]" office:value-type="float" office:value="690" calcext:value-type="float">
            <text:p>69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568" calcext:value-type="float">
            <text:p>568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41" table:formula="of:=[.K298]+([.L298]/20)+([.M298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298]*[.N298]" office:value-type="float" office:value="710" calcext:value-type="float">
            <text:p>71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valeur</text:p>
          </table:table-cell>
          <table:table-cell office:value-type="float" office:value="10500" calcext:value-type="float">
            <text:p>10500,000</text:p>
          </table:table-cell>
          <table:table-cell table:number-columns-repeated="2"/>
          <table:table-cell table:style-name="ce41" table:formula="of:=[.K299]+([.L299]/20)+([.M299]/240)" office:value-type="float" office:value="10500" calcext:value-type="float">
            <text:p>10500,000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18" table:formula="of:=[.I299]*[.N299]" office:value-type="float" office:value="10500" calcext:value-type="float">
            <text:p>10 500,00</text:p>
          </table:table-cell>
          <table:table-cell/>
          <table:table-cell office:value-type="string" calcext:value-type="string">
            <text:p>en valeur 1050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sapin diver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1385" calcext:value-type="float">
            <text:p>21 38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1" table:formula="of:=[.K300]+([.L300]/20)+([.M300]/240)" office:value-type="float" office:value="0.75" calcext:value-type="float">
            <text:p>0,75000</text:p>
          </table:table-cell>
          <table:table-cell table:number-columns-repeated="4"/>
          <table:table-cell table:style-name="ce18" table:formula="of:=[.I300]*[.N300]" office:value-type="float" office:value="16038.75" calcext:value-type="float">
            <text:p>16 038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41" table:formula="of:=[.K301]+([.L301]/20)+([.M301]/240)" office:value-type="float" office:value="300" calcext:value-type="float">
            <text:p>300,00000</text:p>
          </table:table-cell>
          <table:table-cell table:number-columns-repeated="4"/>
          <table:table-cell table:style-name="ce18" table:formula="of:=[.I301]*[.N301]" office:value-type="float" office:value="300" calcext:value-type="float">
            <text:p>3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recint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476" calcext:value-type="float">
            <text:p>476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41" table:formula="of:=[.K302]+([.L302]/20)+([.M302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302]*[.N302]" office:value-type="float" office:value="2856" calcext:value-type="float">
            <text:p>2 856,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ames de fres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41" table:formula="of:=[.K303]+([.L303]/20)+([.M303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303]*[.N303]" office:value-type="float" office:value="180" calcext:value-type="float">
            <text:p>18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table:number-columns-repeated="3"/>
          <table:table-cell table:style-name="ce41" table:formula="of:=[.K304]+([.L304]/20)+([.M304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304]*[.N304]" office:value-type="float" office:value="0" calcext:value-type="float">
            <text:p>0,00</text:p>
          </table:table-cell>
          <table:table-cell/>
          <table:table-cell office:value-type="string" calcext:value-type="string">
            <text:p>"7Lt 10S pour 100" mais combien par baril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table:number-columns-repeated="3"/>
          <table:table-cell table:style-name="ce41" table:formula="of:=[.K305]+([.L305]/20)+([.M30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305]*[.N305]" office:value-type="float" office:value="0" calcext:value-type="float">
            <text:p>0,00</text:p>
          </table:table-cell>
          <table:table-cell/>
          <table:table-cell office:value-type="string" calcext:value-type="string">
            <text:p>"7Lt 10S pour 100" mais combien par caisse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anier</text:p>
          </table:table-cell>
          <table:table-cell table:number-columns-repeated="3"/>
          <table:table-cell table:style-name="ce41" table:formula="of:=[.K306]+([.L306]/20)+([.M306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306]*[.N306]" office:value-type="float" office:value="0" calcext:value-type="float">
            <text:p>0,00</text:p>
          </table:table-cell>
          <table:table-cell/>
          <table:table-cell office:value-type="string" calcext:value-type="string">
            <text:p>"7Lt 10S pour 100" mais combien par panier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sac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41" table:formula="of:=[.K307]+([.L307]/20)+([.M307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307]*[.N307]" office:value-type="float" office:value="750" calcext:value-type="float">
            <text:p>7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lais de palm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douzai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41" table:formula="of:=[.K308]+([.L308]/20)+([.M308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308]*[.N308]" office:value-type="float" office:value="800" calcext:value-type="float">
            <text:p>8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1669.5" calcext:value-type="float">
            <text:p>1 669,50</text:p>
          </table:table-cell>
          <table:table-cell office:value-type="string" calcext:value-type="string">
            <text:p>caba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309]+([.L309]/20)+([.M309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309]*[.N309]" office:value-type="float" office:value="3339" calcext:value-type="float">
            <text:p>3 339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2352" calcext:value-type="float">
            <text:p>2 352,00</text:p>
          </table:table-cell>
          <table:table-cell office:value-type="string" calcext:value-type="string">
            <text:p>Livres</text:p>
          </table:table-cell>
          <table:table-cell office:value-type="float" office:value="15" calcext:value-type="float">
            <text:p>15,000</text:p>
          </table:table-cell>
          <table:table-cell office:value-type="float" office:value="9" calcext:value-type="float">
            <text:p>9</text:p>
          </table:table-cell>
          <table:table-cell/>
          <table:table-cell table:style-name="ce41" table:formula="of:=[.K310]+([.L310]/20)+([.M310]/240)" office:value-type="float" office:value="15.45" calcext:value-type="float">
            <text:p>15,45000</text:p>
          </table:table-cell>
          <table:table-cell table:number-columns-repeated="4"/>
          <table:table-cell table:style-name="ce18" table:formula="of:=[.I310]*[.N310]" office:value-type="float" office:value="36338.4" calcext:value-type="float">
            <text:p>36 338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è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table:formula="of:=[.K311]+([.L311]/20)+([.M311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311]*[.N311]" office:value-type="float" office:value="750" calcext:value-type="float">
            <text:p>7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m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4600" calcext:value-type="float">
            <text:p>4 600,00</text:p>
          </table:table-cell>
          <table:table-cell office:value-type="string" calcext:value-type="string">
            <text:p>en nombre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1" table:formula="of:=[.K312]+([.L312]/20)+([.M312]/240)" office:value-type="float" office:value="0.125" calcext:value-type="float">
            <text:p>0,12500</text:p>
          </table:table-cell>
          <table:table-cell table:number-columns-repeated="4"/>
          <table:table-cell table:style-name="ce18" table:formula="of:=[.I312]*[.N312]" office:value-type="float" office:value="575" calcext:value-type="float">
            <text:p>5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12740" calcext:value-type="float">
            <text:p>12 740,00</text:p>
          </table:table-cell>
          <table:table-cell office:value-type="string" calcext:value-type="string">
            <text:p>en nombre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41" table:formula="of:=[.K313]+([.L313]/20)+([.M313]/240)" office:value-type="float" office:value="0.1" calcext:value-type="float">
            <text:p>0,10000</text:p>
          </table:table-cell>
          <table:table-cell table:number-columns-repeated="4"/>
          <table:table-cell table:style-name="ce18" table:formula="of:=[.I313]*[.N313]" office:value-type="float" office:value="1274" calcext:value-type="float">
            <text:p>1 27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aquet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314]+([.L314]/20)+([.M314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314]*[.N314]" office:value-type="float" office:value="500" calcext:value-type="float">
            <text:p>5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 en ma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ball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315]+([.L315]/20)+([.M315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315]*[.N315]" office:value-type="float" office:value="18.4" calcext:value-type="float">
            <text:p>18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 en ma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275000" calcext:value-type="float">
            <text:p>275 0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316]+([.L316]/20)+([.M316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316]*[.N316]" office:value-type="float" office:value="55000" calcext:value-type="float">
            <text:p>55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1900" calcext:value-type="float">
            <text:p>1 90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317]+([.L317]/20)+([.M317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317]*[.N317]" office:value-type="float" office:value="3800" calcext:value-type="float">
            <text:p>3 8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95350" calcext:value-type="float">
            <text:p>95 350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0</text:p>
          </table:table-cell>
          <table:table-cell table:number-columns-repeated="2"/>
          <table:table-cell table:style-name="ce41" table:formula="of:=[.K318]+([.L318]/20)+([.M318]/240)" office:value-type="float" office:value="0.12" calcext:value-type="float">
            <text:p>0,12000</text:p>
          </table:table-cell>
          <table:table-cell table:number-columns-repeated="4"/>
          <table:table-cell table:style-name="ce18" table:formula="of:=[.I318]*[.N318]" office:value-type="float" office:value="11442" calcext:value-type="float">
            <text:p>11 44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614" calcext:value-type="float">
            <text:p>614,00</text:p>
          </table:table-cell>
          <table:table-cell office:value-type="string" calcext:value-type="string">
            <text:p>baril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41" table:formula="of:=[.K319]+([.L319]/20)+([.M319]/240)" office:value-type="float" office:value="15" calcext:value-type="float">
            <text:p>15,00000</text:p>
          </table:table-cell>
          <table:table-cell table:number-columns-repeated="4"/>
          <table:table-cell table:style-name="ce18" table:formula="of:=[.I319]*[.N319]" office:value-type="float" office:value="9210" calcext:value-type="float">
            <text:p>9 21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13600" calcext:value-type="float">
            <text:p>13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1" table:formula="of:=[.K320]+([.L320]/20)+([.M320]/240)" office:value-type="float" office:value="0.5" calcext:value-type="float">
            <text:p>0,50000</text:p>
          </table:table-cell>
          <table:table-cell table:number-columns-repeated="4"/>
          <table:table-cell table:style-name="ce18" table:formula="of:=[.I320]*[.N320]" office:value-type="float" office:value="6800" calcext:value-type="float">
            <text:p>6 8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ie de sei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1" table:formula="of:=[.K321]+([.L321]/20)+([.M321]/240)" office:value-type="float" office:value="0.1" calcext:value-type="float">
            <text:p>0,10000</text:p>
          </table:table-cell>
          <table:table-cell table:number-columns-repeated="4"/>
          <table:table-cell table:style-name="ce18" table:formula="of:=[.I321]*[.N321]" office:value-type="float" office:value="1" calcext:value-type="float">
            <text:p>1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682" calcext:value-type="float">
            <text:p>682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322]+([.L322]/20)+([.M322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322]*[.N322]" office:value-type="float" office:value="17050" calcext:value-type="float">
            <text:p>17 0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10200" calcext:value-type="float">
            <text:p>110 20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41" table:formula="of:=[.K323]+([.L323]/20)+([.M323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323]*[.N323]" office:value-type="float" office:value="27550" calcext:value-type="float">
            <text:p>27 5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324]+([.L324]/20)+([.M324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324]*[.N324]" office:value-type="float" office:value="133.5" calcext:value-type="float">
            <text:p>133,50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Loïc</text:p>
          </table:table-cell>
          <table:table-cell table:style-name="ce3" office:value-type="string" calcext:value-type="string">
            <text:p>AD44_C 716</text:p>
          </table:table-cell>
          <table:table-cell table:style-name="ce3" office:value-type="string" calcext:value-type="string">
            <text:p>importation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49" calcext:value-type="float">
            <text:p>1749</text:p>
          </table:table-cell>
          <table:table-cell table:style-name="ce10" office:value-type="string" calcext:value-type="string">
            <text:p>barreaux de sapin</text:p>
          </table:table-cell>
          <table:table-cell table:style-name="ce3" office:value-type="string" calcext:value-type="string">
            <text:p>Rennes</text:p>
          </table:table-cell>
          <table:table-cell table:style-name="ce16" office:value-type="string" calcext:value-type="string">
            <text:p>de la Suède</text:p>
          </table:table-cell>
          <table:table-cell table:style-name="ce21" office:value-type="float" office:value="21" calcext:value-type="float">
            <text:p>21,00</text:p>
          </table:table-cell>
          <table:table-cell table:style-name="ce27" office:value-type="string" calcext:value-type="string">
            <text:p>en nombre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8"/>
          <table:table-cell table:style-name="ce42" table:formula="of:=[.K325]+([.L325]/20)+([.M325]/240)" office:value-type="float" office:value="1" calcext:value-type="float">
            <text:p>1,00000</text:p>
          </table:table-cell>
          <table:table-cell table:style-name="ce27"/>
          <table:table-cell table:style-name="ce38" table:number-columns-repeated="3"/>
          <table:table-cell table:style-name="ce48" table:formula="of:=[.I325]*[.N325]" office:value-type="float" office:value="21" calcext:value-type="float">
            <text:p>21,00</text:p>
          </table:table-cell>
          <table:table-cell/>
          <table:table-cell office:value-type="string" calcext:value-type="string">
            <text:p>15 sous le pied cub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021" calcext:value-type="float">
            <text:p>1 021,0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41" table:formula="of:=[.K326]+([.L326]/20)+([.M326]/240)" office:value-type="float" office:value="23" calcext:value-type="float">
            <text:p>23,00000</text:p>
          </table:table-cell>
          <table:table-cell table:number-columns-repeated="4"/>
          <table:table-cell table:style-name="ce18" table:formula="of:=[.I326]*[.N326]" office:value-type="float" office:value="23483" calcext:value-type="float">
            <text:p>23 483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nvre en ma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63" calcext:value-type="float">
            <text:p>163,00</text:p>
          </table:table-cell>
          <table:table-cell office:value-type="string" calcext:value-type="string">
            <text:p>ball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41" table:formula="of:=[.K327]+([.L327]/20)+([.M327]/240)" office:value-type="float" office:value="300" calcext:value-type="float">
            <text:p>300,00000</text:p>
          </table:table-cell>
          <table:table-cell table:number-columns-repeated="4"/>
          <table:table-cell table:style-name="ce18" table:formula="of:=[.I327]*[.N327]" office:value-type="float" office:value="48900" calcext:value-type="float">
            <text:p>48 9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nvre en ma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430000" calcext:value-type="float">
            <text:p>430 0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328]+([.L328]/20)+([.M328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328]*[.N328]" office:value-type="float" office:value="86000" calcext:value-type="float">
            <text:p>86 000,00</text:p>
          </table:table-cell>
          <table:table-cell/>
          <table:table-cell office:value-type="string" calcext:value-type="string">
            <text:p>"20Lt la livre" combien de livres par balle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17550" calcext:value-type="float">
            <text:p>117 55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41" table:formula="of:=[.K329]+([.L329]/20)+([.M329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329]*[.N329]" office:value-type="float" office:value="29387.5" calcext:value-type="float">
            <text:p>29 387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spars doub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330]+([.L330]/20)+([.M330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330]*[.N330]" office:value-type="float" office:value="144" calcext:value-type="float">
            <text:p>14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spars simp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761" calcext:value-type="float">
            <text:p>761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 table:formula="of:=[.K331]+([.L331]/20)+([.M331]/240)" office:value-type="float" office:value="1.2" calcext:value-type="float">
            <text:p>1,20000</text:p>
          </table:table-cell>
          <table:table-cell table:number-columns-repeated="4"/>
          <table:table-cell table:style-name="ce18" table:formula="of:=[.I331]*[.N331]" office:value-type="float" office:value="913.2" calcext:value-type="float">
            <text:p>913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424675" calcext:value-type="float">
            <text:p>424 675,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number-columns-repeated="2"/>
          <table:table-cell table:style-name="ce41" table:formula="of:=[.K332]+([.L332]/20)+([.M332]/240)" office:value-type="float" office:value="0.13" calcext:value-type="float">
            <text:p>0,13000</text:p>
          </table:table-cell>
          <table:table-cell table:number-columns-repeated="4"/>
          <table:table-cell table:style-name="ce18" table:formula="of:=[.I332]*[.N332]" office:value-type="float" office:value="55207.75" calcext:value-type="float">
            <text:p>55 207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41" table:formula="of:=[.K333]+([.L333]/20)+([.M333]/240)" office:value-type="float" office:value="90" calcext:value-type="float">
            <text:p>90,00000</text:p>
          </table:table-cell>
          <table:table-cell table:number-columns-repeated="4"/>
          <table:table-cell table:style-name="ce18" table:formula="of:=[.I333]*[.N333]" office:value-type="float" office:value="1170" calcext:value-type="float">
            <text:p>1 17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en plaqu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2700" calcext:value-type="float">
            <text:p>2 700,00</text:p>
          </table:table-cell>
          <table:table-cell office:value-type="string" calcext:value-type="string">
            <text:p>Livres</text:p>
          </table:table-cell>
          <table:table-cell office:value-type="float" office:value="0.08" calcext:value-type="float">
            <text:p>0,080</text:p>
          </table:table-cell>
          <table:table-cell table:number-columns-repeated="2"/>
          <table:table-cell table:style-name="ce41" table:formula="of:=[.K334]+([.L334]/20)+([.M334]/240)" office:value-type="float" office:value="0.08" calcext:value-type="float">
            <text:p>0,08000</text:p>
          </table:table-cell>
          <table:table-cell table:number-columns-repeated="4"/>
          <table:table-cell table:style-name="ce18" table:formula="of:=[.I334]*[.N334]" office:value-type="float" office:value="216" calcext:value-type="float">
            <text:p>21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2641" calcext:value-type="float">
            <text:p>2 641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335]+([.L335]/20)+([.M335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335]*[.N335]" office:value-type="float" office:value="66025" calcext:value-type="float">
            <text:p>66 02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quart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41" table:formula="of:=[.K336]+([.L336]/20)+([.M336]/240)" office:value-type="float" office:value="16" calcext:value-type="float">
            <text:p>16,00000</text:p>
          </table:table-cell>
          <table:table-cell table:number-columns-repeated="4"/>
          <table:table-cell table:style-name="ce18" table:formula="of:=[.I336]*[.N336]" office:value-type="float" office:value="320" calcext:value-type="float">
            <text:p>3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table:style-name="ce34" office:value-type="float" office:value="15" calcext:value-type="float">
            <text:p>15,000</text:p>
          </table:table-cell>
          <table:table-cell table:number-columns-repeated="2"/>
          <table:table-cell table:style-name="ce41" table:formula="of:=[.K337]+([.L337]/20)+([.M337]/240)" office:value-type="float" office:value="15" calcext:value-type="float">
            <text:p>15,00000</text:p>
          </table:table-cell>
          <table:table-cell table:number-columns-repeated="4"/>
          <table:table-cell table:style-name="ce18" table:formula="of:=[.I337]*[.N337]" office:value-type="float" office:value="60" calcext:value-type="float">
            <text:p>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338]+([.L338]/20)+([.M338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338]*[.N338]" office:value-type="float" office:value="48" calcext:value-type="float">
            <text:p>4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339]+([.L339]/20)+([.M339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339]*[.N339]" office:value-type="float" office:value="138" calcext:value-type="float">
            <text:p>13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340]+([.L340]/20)+([.M340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340]*[.N340]" office:value-type="float" office:value="24" calcext:value-type="float">
            <text:p>2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Ydien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341]+([.L341]/20)+([.M341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341]*[.N341]" office:value-type="float" office:value="2525" calcext:value-type="float">
            <text:p>2 525,00</text:p>
          </table:table-cell>
          <table:table-cell/>
          <table:table-cell office:value-type="string" calcext:value-type="string">
            <text:p>Coquille du transcripteur original, lire indienne bien sûr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nche de gaff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1" table:formula="of:=[.K342]+([.L342]/20)+([.M342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342]*[.N342]" office:value-type="float" office:value="6.6" calcext:value-type="float">
            <text:p>6,6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ts de baupr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41" table:formula="of:=[.K343]+([.L343]/20)+([.M343]/240)" office:value-type="float" office:value="50" calcext:value-type="float">
            <text:p>50,00000</text:p>
          </table:table-cell>
          <table:table-cell table:number-columns-repeated="4"/>
          <table:table-cell table:style-name="ce18" table:formula="of:=[.I343]*[.N343]" office:value-type="float" office:value="2500" calcext:value-type="float">
            <text:p>2 5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ts de chaloup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391" calcext:value-type="float">
            <text:p>391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344]+([.L344]/20)+([.M344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344]*[.N344]" office:value-type="float" office:value="9775" calcext:value-type="float">
            <text:p>9 7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ts de navi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41" table:formula="of:=[.K345]+([.L345]/20)+([.M345]/240)" office:value-type="float" office:value="80" calcext:value-type="float">
            <text:p>80,00000</text:p>
          </table:table-cell>
          <table:table-cell table:number-columns-repeated="4"/>
          <table:table-cell table:style-name="ce18" table:formula="of:=[.I345]*[.N345]" office:value-type="float" office:value="14000" calcext:value-type="float">
            <text:p>14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douzai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346]+([.L346]/20)+([.M346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346]*[.N346]" office:value-type="float" office:value="25" calcext:value-type="float">
            <text:p>2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630" calcext:value-type="float">
            <text:p>630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41" table:formula="of:=[.K347]+([.L347]/20)+([.M347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347]*[.N347]" office:value-type="float" office:value="3780" calcext:value-type="float">
            <text:p>3 78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table:style-name="ce21" office:value-type="float" office:value="105" calcext:value-type="float">
            <text:p>105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348]+([.L348]/20)+([.M348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348]*[.N348]" office:value-type="float" office:value="315" calcext:value-type="float">
            <text:p>31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134" calcext:value-type="float">
            <text:p>1 134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41" table:formula="of:=[.K349]+([.L349]/20)+([.M349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349]*[.N349]" office:value-type="float" office:value="1701" calcext:value-type="float">
            <text:p>1 701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0008" calcext:value-type="float">
            <text:p>10 008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1" table:formula="of:=[.K350]+([.L350]/20)+([.M350]/240)" office:value-type="float" office:value="0.5" calcext:value-type="float">
            <text:p>0,50000</text:p>
          </table:table-cell>
          <table:table-cell table:number-columns-repeated="4"/>
          <table:table-cell table:style-name="ce18" table:formula="of:=[.I350]*[.N350]" office:value-type="float" office:value="5004" calcext:value-type="float">
            <text:p>5 00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3530" calcext:value-type="float">
            <text:p>3 53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table:formula="of:=[.K351]+([.L351]/20)+([.M351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351]*[.N351]" office:value-type="float" office:value="882.5" calcext:value-type="float">
            <text:p>882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douzai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352]+([.L352]/20)+([.M352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352]*[.N352]" office:value-type="float" office:value="2880" calcext:value-type="float">
            <text:p>2 880,00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Loïc</text:p>
          </table:table-cell>
          <table:table-cell table:style-name="ce3" office:value-type="string" calcext:value-type="string">
            <text:p>AD44_C 716</text:p>
          </table:table-cell>
          <table:table-cell table:style-name="ce3" office:value-type="string" calcext:value-type="string">
            <text:p>importations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49" calcext:value-type="float">
            <text:p>1749</text:p>
          </table:table-cell>
          <table:table-cell table:style-name="ce13" office:value-type="string" calcext:value-type="string">
            <text:p>planches de sapin</text:p>
          </table:table-cell>
          <table:table-cell table:style-name="ce3" office:value-type="string" calcext:value-type="string">
            <text:p>Rennes</text:p>
          </table:table-cell>
          <table:table-cell table:style-name="ce16" office:value-type="string" calcext:value-type="string">
            <text:p>de la Suède</text:p>
          </table:table-cell>
          <table:table-cell table:style-name="ce21" office:value-type="float" office:value="286" calcext:value-type="float">
            <text:p>286,00</text:p>
          </table:table-cell>
          <table:table-cell table:style-name="ce27" office:value-type="string" calcext:value-type="string">
            <text:p>douzaines</text:p>
          </table:table-cell>
          <table:table-cell table:style-name="ce34" office:value-type="float" office:value="7" calcext:value-type="float">
            <text:p>7,000</text:p>
          </table:table-cell>
          <table:table-cell table:style-name="ce38" table:number-columns-repeated="2"/>
          <table:table-cell table:style-name="ce42" table:formula="of:=[.K353]+([.L353]/20)+([.M353]/240)" office:value-type="float" office:value="7" calcext:value-type="float">
            <text:p>7,00000</text:p>
          </table:table-cell>
          <table:table-cell table:style-name="ce27"/>
          <table:table-cell table:style-name="ce38" table:number-columns-repeated="3"/>
          <table:table-cell table:style-name="ce48" table:formula="of:=[.I353]*[.N353]" office:value-type="float" office:value="2002" calcext:value-type="float">
            <text:p>2 00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793" calcext:value-type="float">
            <text:p>793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41" table:formula="of:=[.K354]+([.L354]/20)+([.M354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354]*[.N354]" office:value-type="float" office:value="4758" calcext:value-type="float">
            <text:p>4 75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33137" calcext:value-type="float">
            <text:p>33 137,00</text:p>
          </table:table-cell>
          <table:table-cell office:value-type="string" calcext:value-type="string">
            <text:p>ordinai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1" table:formula="of:=[.K355]+([.L355]/20)+([.M355]/240)" office:value-type="float" office:value="0.75" calcext:value-type="float">
            <text:p>0,75000</text:p>
          </table:table-cell>
          <table:table-cell table:number-columns-repeated="4"/>
          <table:table-cell table:style-name="ce18" table:formula="of:=[.I355]*[.N355]" office:value-type="float" office:value="24852.75" calcext:value-type="float">
            <text:p>24 852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utr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356]+([.L356]/20)+([.M356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356]*[.N356]" office:value-type="float" office:value="30" calcext:value-type="float">
            <text:p>3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table:style-name="ce34" office:value-type="float" office:value="27" calcext:value-type="float">
            <text:p>27,000</text:p>
          </table:table-cell>
          <table:table-cell table:number-columns-repeated="2"/>
          <table:table-cell table:style-name="ce41" table:formula="of:=[.K357]+([.L357]/20)+([.M357]/240)" office:value-type="float" office:value="27" calcext:value-type="float">
            <text:p>27,00000</text:p>
          </table:table-cell>
          <table:table-cell table:number-columns-repeated="4"/>
          <table:table-cell table:style-name="ce18" table:formula="of:=[.I357]*[.N357]" office:value-type="float" office:value="2700" calcext:value-type="float">
            <text:p>2 700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<text:span text:style-name="T1">toille </text:span>plat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358]+([.L358]/20)+([.M358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358]*[.N358]" office:value-type="float" office:value="500" calcext:value-type="float">
            <text:p>5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1127" calcext:value-type="float">
            <text:p>11 127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41" table:formula="of:=[.K359]+([.L359]/20)+([.M359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359]*[.N359]" office:value-type="float" office:value="6676.2" calcext:value-type="float">
            <text:p>6 676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79358" calcext:value-type="float">
            <text:p>79 35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41" table:formula="of:=[.K360]+([.L360]/20)+([.M360]/240)" office:value-type="float" office:value="0.8" calcext:value-type="float">
            <text:p>0,80000</text:p>
          </table:table-cell>
          <table:table-cell table:number-columns-repeated="4"/>
          <table:table-cell table:style-name="ce18" table:formula="of:=[.I360]*[.N360]" office:value-type="float" office:value="63486.4" calcext:value-type="float">
            <text:p>63 486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itrons confi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361]+([.L361]/20)+([.M361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361]*[.N361]" office:value-type="float" office:value="75" calcext:value-type="float">
            <text:p>75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itrons <text:span text:style-name="T1">confits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Livres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style-name="ce41" table:formula="of:=[.K362]+([.L362]/20)+([.M362]/240)" office:value-type="float" office:value="0.5" calcext:value-type="float">
            <text:p>0,50000</text:p>
          </table:table-cell>
          <table:table-cell table:number-columns-repeated="4"/>
          <table:table-cell table:style-name="ce18" table:formula="of:=[.I362]*[.N362]" office:value-type="float" office:value="29.5" calcext:value-type="float">
            <text:p>29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208" calcext:value-type="float">
            <text:p>208,000</text:p>
          </table:table-cell>
          <table:table-cell table:number-columns-repeated="2"/>
          <table:table-cell table:style-name="ce41" table:formula="of:=[.K363]+([.L363]/20)+([.M363]/240)" office:value-type="float" office:value="208" calcext:value-type="float">
            <text:p>208,00000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table:style-name="ce18" table:formula="of:=[.I363]*[.N363]" office:value-type="float" office:value="208" calcext:value-type="float">
            <text:p>208,00</text:p>
          </table:table-cell>
          <table:table-cell/>
          <table:table-cell office:value-type="string" calcext:value-type="string">
            <text:p>Pour 208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tton en lai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9579" calcext:value-type="float">
            <text:p>19 579,00</text:p>
          </table:table-cell>
          <table:table-cell office:value-type="string" calcext:value-type="string">
            <text:p>Livres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style-name="ce41" table:formula="of:=[.K364]+([.L364]/20)+([.M364]/240)" office:value-type="float" office:value="1.2" calcext:value-type="float">
            <text:p>1,20000</text:p>
          </table:table-cell>
          <table:table-cell table:number-columns-repeated="4"/>
          <table:table-cell table:style-name="ce18" table:formula="of:=[.I364]*[.N364]" office:value-type="float" office:value="23494.8" calcext:value-type="float">
            <text:p>23 494,8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uirs de boe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1" table:formula="of:=[.K365]+([.L365]/20)+([.M365]/240)" office:value-type="float" office:value="0.45" calcext:value-type="float">
            <text:p>0,45000</text:p>
          </table:table-cell>
          <table:table-cell table:number-columns-repeated="4"/>
          <table:table-cell table:style-name="ce18" table:formula="of:=[.I365]*[.N365]" office:value-type="float" office:value="1800" calcext:value-type="float">
            <text:p>1 800,00</text:p>
          </table:table-cell>
          <table:table-cell/>
          <table:table-cell office:value-type="string" calcext:value-type="string">
            <text:p>prix rectifié de 12 à 9 sou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uirs de boe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41" table:formula="of:=[.K366]+([.L366]/20)+([.M366]/240)" office:value-type="float" office:value="150" calcext:value-type="float">
            <text:p>150,0000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18" table:formula="of:=[.I366]*[.N366]" office:value-type="float" office:value="150" calcext:value-type="float">
            <text:p>150,00</text:p>
          </table:table-cell>
          <table:table-cell/>
          <table:table-cell office:value-type="string" calcext:value-type="string">
            <text:p>valeur de 15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273" calcext:value-type="float">
            <text:p>273,00</text:p>
          </table:table-cell>
          <table:table-cell office:value-type="string" calcext:value-type="string">
            <text:p>bariqu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41" table:formula="of:=[.K367]+([.L367]/20)+([.M367]/240)" office:value-type="float" office:value="120" calcext:value-type="float">
            <text:p>120,00000</text:p>
          </table:table-cell>
          <table:table-cell table:number-columns-repeated="4"/>
          <table:table-cell table:style-name="ce18" table:formula="of:=[.I367]*[.N367]" office:value-type="float" office:value="32760" calcext:value-type="float">
            <text:p>32 7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jus de cit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22" calcext:value-type="float">
            <text:p>2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368]+([.L368]/20)+([.M368]/240)" office:value-type="float" office:value="22.5" calcext:value-type="float">
            <text:p>22,5000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table:formula="of:=[.I368]*[.N368]" office:value-type="float" office:value="22.5" calcext:value-type="float">
            <text:p>22,50</text:p>
          </table:table-cell>
          <table:table-cell/>
          <table:table-cell office:value-type="string" calcext:value-type="string">
            <text:p>valeur de 22Lt 10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angues fumé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41" table:formula="of:=[.K369]+([.L369]/20)+([.M369]/240)" office:value-type="float" office:value="300" calcext:value-type="float">
            <text:p>300,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ce18" table:formula="of:=[.I369]*[.N369]" office:value-type="float" office:value="300" calcext:value-type="float">
            <text:p>300,00</text:p>
          </table:table-cell>
          <table:table-cell/>
          <table:table-cell office:value-type="string" calcext:value-type="string">
            <text:p>valeur de 300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40800" calcext:value-type="float">
            <text:p>140 8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370]+([.L370]/20)+([.M370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370]*[.N370]" office:value-type="float" office:value="42240" calcext:value-type="float">
            <text:p>42 24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9163" calcext:value-type="float">
            <text:p>9 16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table:formula="of:=[.K371]+([.L371]/20)+([.M371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371]*[.N371]" office:value-type="float" office:value="5497.8" calcext:value-type="float">
            <text:p>5 497,8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um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41" table:formula="of:=[.K372]+([.L372]/20)+([.M372]/240)" office:value-type="float" office:value="50" calcext:value-type="float">
            <text:p>50,00000</text:p>
          </table:table-cell>
          <table:table-cell table:number-columns-repeated="4"/>
          <table:table-cell table:style-name="ce18" table:formula="of:=[.I372]*[.N372]" office:value-type="float" office:value="100" calcext:value-type="float">
            <text:p>1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irop de lim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108" calcext:value-type="float">
            <text:p>108,000</text:p>
          </table:table-cell>
          <table:table-cell table:number-columns-repeated="2"/>
          <table:table-cell table:style-name="ce41" table:formula="of:=[.K373]+([.L373]/20)+([.M373]/240)" office:value-type="float" office:value="108" calcext:value-type="float">
            <text:p>108,00000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style-name="ce18" table:formula="of:=[.I373]*[.N373]" office:value-type="float" office:value="108" calcext:value-type="float">
            <text:p>108,00</text:p>
          </table:table-cell>
          <table:table-cell/>
          <table:table-cell office:value-type="string" calcext:value-type="string">
            <text:p>valeur de 108 livre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202166" calcext:value-type="float">
            <text:p>202 166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41" table:formula="of:=[.K374]+([.L374]/20)+([.M374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374]*[.N374]" office:value-type="float" office:value="121299.6" calcext:value-type="float">
            <text:p>121 299,6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bru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table:style-name="ce21" office:value-type="float" office:value="272250" calcext:value-type="float">
            <text:p>272 25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41" table:formula="of:=[.K375]+([.L375]/20)+([.M375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375]*[.N375]" office:value-type="float" office:value="68062.5" calcext:value-type="float">
            <text:p>68 062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commu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548275" calcext:value-type="float">
            <text:p>548 275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376]+([.L376]/20)+([.M376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376]*[.N376]" office:value-type="float" office:value="164482.5" calcext:value-type="float">
            <text:p>164 482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29300" calcext:value-type="float">
            <text:p>129 30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41" table:formula="of:=[.K377]+([.L377]/20)+([.M377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377]*[.N377]" office:value-type="float" office:value="51720" calcext:value-type="float">
            <text:p>51 7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tet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382325" calcext:value-type="float">
            <text:p>382 325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378]+([.L378]/20)+([.M378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378]*[.N378]" office:value-type="float" office:value="114697.5" calcext:value-type="float">
            <text:p>114 697,50</text:p>
          </table:table-cell>
          <table:table-cell table:number-columns-repeated="1005"/>
        </table:table-row>
        <table:table-row table:style-name="ro3" table:number-rows-repeated="68">
          <table:table-cell table:style-name="ce2" table:number-columns-repeated="3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41"/>
          <table:table-cell table:number-columns-repeated="1010"/>
        </table:table-row>
        <table:table-row table:style-name="ro3" table:number-rows-repeated="57">
          <table:table-cell table:style-name="ce2" table:number-columns-repeated="3"/>
          <table:table-cell table:number-columns-repeated="3"/>
          <table:table-cell table:style-name="ce2"/>
          <table:table-cell table:number-columns-repeated="6"/>
          <table:table-cell table:style-name="ce41"/>
          <table:table-cell table:number-columns-repeated="1010"/>
        </table:table-row>
        <table:table-row table:style-name="ro3" table:number-rows-repeated="2696">
          <table:table-cell table:style-name="ce2" table:number-columns-repeated="3"/>
          <table:table-cell table:number-columns-repeated="3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 table:number-rows-repeated="1044943">
          <table:table-cell table:number-columns-repeated="1024"/>
        </table:table-row>
        <table:table-row table:style-name="ro6" table:number-rows-repeated="30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1.T2:Sheet1.T6">
            <calcext:condition calcext:apply-style-name="ConditionalStyle_1" calcext:value="&gt;0" calcext:base-cell-address="Sheet1.T2"/>
          </calcext:conditional-format>
          <calcext:conditional-format calcext:target-range-address="Sheet1.T1:Sheet1.T1">
            <calcext:condition calcext:apply-style-name="ConditionalStyle_2" calcext:value="&gt;0" calcext:base-cell-address="Sheet1.T1"/>
          </calcext:conditional-format>
        </calcext:conditional-formats>
      </table:table>
      <table:table table:name="Sheet2" table:style-name="ta1" table:print="false">
        <table:table-column table:style-name="co19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1:Sheet1.U10482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">
      <number:number number:decimal-places="7" number:min-integer-digits="1" number:grouping="true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2:35:47.03696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6M3S</meta:editing-duration>
    <meta:editing-cycles>76</meta:editing-cycles>
    <meta:generator>LibreOffice/4.2.4.2$MacOSX_X86_64 LibreOffice_project/63150712c6d317d27ce2db16eb94c2f3d7b699f8</meta:generator>
    <dc:date>2016-06-25T12:39:11.151113000</dc:date>
    <meta:document-statistic meta:table-count="3" meta:cell-count="5418" meta:object-count="0"/>
    <meta:user-defined meta:name="Info 1"/>
    <meta:user-defined meta:name="Info 2"/>
    <meta:user-defined meta:name="Info 3"/>
    <meta:user-defined meta:name="Info 4"/>
  </office:meta>
</office:document-meta>
</file>